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10 Pitch" svg:font-family="'Courier 10 Pitch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5" style:family="paragraph" style:parent-style-name="Standard" style:list-style-name="L1">
      <style:text-properties style:font-name="Courier New" officeooo:paragraph-rsid="003f7b35"/>
    </style:style>
    <style:style style:name="P6" style:family="paragraph" style:parent-style-name="Standard">
      <style:text-properties fo:font-style="italic" fo:font-weight="normal" officeooo:paragraph-rsid="003f7b35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paragraph-rsid="003f7b35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2a47cd" officeooo:paragraph-rsid="002a47c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tyle="italic" officeooo:paragraph-rsid="003f7b35" style:font-style-asian="italic" style:font-style-complex="italic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3f7b35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paragraph-rsid="003b71c0"/>
    </style:style>
    <style:style style:name="P17" style:family="paragraph" style:parent-style-name="Text_20_body" style:list-style-name="L1">
      <style:text-properties officeooo:paragraph-rsid="001ebc27"/>
    </style:style>
    <style:style style:name="P18" style:family="paragraph" style:parent-style-name="Text_20_body" style:list-style-name="L1">
      <style:text-properties officeooo:paragraph-rsid="001925f2"/>
    </style:style>
    <style:style style:name="P19" style:family="paragraph" style:parent-style-name="Text_20_body" style:list-style-name="L1">
      <style:text-properties officeooo:paragraph-rsid="003f7b35"/>
    </style:style>
    <style:style style:name="P20" style:family="paragraph" style:parent-style-name="Text_20_body" style:list-style-name="L1">
      <style:text-properties officeooo:rsid="00246a75" officeooo:paragraph-rsid="002a47cd"/>
    </style:style>
    <style:style style:name="P21" style:family="paragraph" style:parent-style-name="Text_20_body" style:list-style-name="">
      <style:paragraph-properties fo:keep-together="always"/>
      <style:text-properties style:text-underline-style="none" fo:font-weight="normal" officeooo:rsid="001925f2" officeooo:paragraph-rsid="001ebc27" style:font-weight-asian="normal" style:font-weight-complex="normal"/>
    </style:style>
    <style:style style:name="P22" style:family="paragraph" style:parent-style-name="Text_20_body" style:list-style-name="L1">
      <style:text-properties style:text-underline-style="none" officeooo:rsid="00246a75" officeooo:paragraph-rsid="003f7b35"/>
    </style:style>
    <style:style style:name="P23" style:family="paragraph" style:parent-style-name="Text_20_body" style:list-style-name="">
      <style:paragraph-properties fo:keep-together="always"/>
    </style:style>
    <style:style style:name="P24" style:family="paragraph" style:parent-style-name="Text_20_body" style:list-style-name="">
      <style:paragraph-properties fo:keep-together="always"/>
      <style:text-properties officeooo:paragraph-rsid="0028bb45"/>
    </style:style>
    <style:style style:name="P25" style:family="paragraph" style:parent-style-name="Text_20_body" style:list-style-name="">
      <style:paragraph-properties fo:keep-together="always"/>
      <style:text-properties officeooo:paragraph-rsid="0021d0cf"/>
    </style:style>
    <style:style style:name="P26" style:family="paragraph" style:parent-style-name="Text_20_body" style:list-style-name="">
      <style:paragraph-properties fo:keep-together="always"/>
      <style:text-properties officeooo:paragraph-rsid="001ab760"/>
    </style:style>
    <style:style style:name="P27" style:family="paragraph" style:parent-style-name="Text_20_body" style:list-style-name="">
      <style:paragraph-properties fo:keep-together="always"/>
      <style:text-properties officeooo:paragraph-rsid="001ebc27"/>
    </style:style>
    <style:style style:name="P28" style:family="paragraph" style:parent-style-name="Text_20_body" style:list-style-name="">
      <style:paragraph-properties fo:keep-together="always"/>
      <style:text-properties officeooo:paragraph-rsid="001993bc"/>
    </style:style>
    <style:style style:name="P29" style:family="paragraph" style:parent-style-name="Text_20_body" style:list-style-name="">
      <style:paragraph-properties fo:keep-together="always"/>
      <style:text-properties officeooo:paragraph-rsid="003f7b35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32" style:family="paragraph" style:parent-style-name="Text_20_body">
      <style:text-properties officeooo:rsid="002313a4" officeooo:paragraph-rsid="00246a75"/>
    </style:style>
    <style:style style:name="P33" style:family="paragraph" style:parent-style-name="Text_20_body" style:list-style-name="L1">
      <style:text-properties officeooo:rsid="0037087d" officeooo:paragraph-rsid="003f7b35"/>
    </style:style>
    <style:style style:name="P34" style:family="paragraph" style:parent-style-name="Text_20_body" style:list-style-name="L1">
      <style:text-properties officeooo:rsid="0030adb4" officeooo:paragraph-rsid="003f7b35"/>
    </style:style>
    <style:style style:name="P35" style:family="paragraph" style:parent-style-name="Text_20_body">
      <style:text-properties officeooo:paragraph-rsid="003f7b35"/>
    </style:style>
    <style:style style:name="P36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37" style:family="paragraph" style:parent-style-name="Text_20_body">
      <style:paragraph-properties fo:break-before="page"/>
      <style:text-properties officeooo:rsid="002313a4" officeooo:paragraph-rsid="00246a75"/>
    </style:style>
    <style:style style:name="P38" style:family="paragraph" style:parent-style-name="Text_20_body" style:list-style-name="L1">
      <style:paragraph-properties fo:break-before="page"/>
    </style:style>
    <style:style style:name="P39" style:family="paragraph" style:parent-style-name="Text_20_body" style:list-style-name="L1">
      <style:paragraph-properties fo:break-before="page"/>
      <style:text-properties officeooo:paragraph-rsid="0028bb45"/>
    </style:style>
    <style:style style:name="P40" style:family="paragraph" style:parent-style-name="Text_20_body" style:list-style-name="L1">
      <style:paragraph-properties fo:break-before="page"/>
      <style:text-properties officeooo:paragraph-rsid="0021d0cf"/>
    </style:style>
    <style:style style:name="P41" style:family="paragraph" style:parent-style-name="Text_20_body" style:list-style-name="L1">
      <style:paragraph-properties fo:break-before="page"/>
      <style:text-properties officeooo:paragraph-rsid="001ab760"/>
    </style:style>
    <style:style style:name="P42" style:family="paragraph" style:parent-style-name="Text_20_body" style:list-style-name="L1">
      <style:paragraph-properties fo:break-before="page"/>
      <style:text-properties officeooo:paragraph-rsid="001ebc27"/>
    </style:style>
    <style:style style:name="P43" style:family="paragraph" style:parent-style-name="Text_20_body" style:list-style-name="L1">
      <style:paragraph-properties fo:break-before="page"/>
      <style:text-properties officeooo:paragraph-rsid="001993bc"/>
    </style:style>
    <style:style style:name="P44" style:family="paragraph" style:parent-style-name="Text_20_body" style:list-style-name="L1">
      <style:paragraph-properties fo:break-before="page"/>
      <style:text-properties officeooo:paragraph-rsid="003f7b35"/>
    </style:style>
    <style:style style:name="P4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4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3f7b35" style:font-weight-asian="bold" style:font-weight-complex="bold"/>
    </style:style>
    <style:style style:name="P47" style:family="paragraph" style:parent-style-name="Text_20_body" style:list-style-name="L1">
      <style:paragraph-properties fo:break-before="page"/>
      <style:text-properties style:text-underline-style="none" fo:font-weight="normal" officeooo:rsid="001925f2" officeooo:paragraph-rsid="001ebc27" style:font-weight-asian="normal" style:font-weight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fo:font-weight="bold" officeooo:paragraph-rsid="003eb8ba" style:font-weight-asian="bold" style:font-weight-complex="bold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fo:font-weight="bold" officeooo:rsid="00417bc4" officeooo:paragraph-rsid="00417bc4" style:font-weight-asian="bold" style:font-weight-complex="bold"/>
    </style:style>
    <style:style style:name="P51" style:family="paragraph" style:parent-style-name="Preformatted_20_Text">
      <style:text-properties officeooo:paragraph-rsid="003f7b35"/>
    </style:style>
    <style:style style:name="P52" style:family="paragraph" style:parent-style-name="Preformatted_20_Text">
      <style:text-properties officeooo:paragraph-rsid="0040f190"/>
    </style:style>
    <style:style style:name="P53" style:family="paragraph" style:parent-style-name="Preformatted_20_Text">
      <style:paragraph-properties fo:break-before="page"/>
    </style:style>
    <style:style style:name="P54" style:family="paragraph" style:parent-style-name="Preformatted_20_Text">
      <style:paragraph-properties fo:break-before="page"/>
      <style:text-properties officeooo:paragraph-rsid="0040f190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28bb45" style:font-weight-asian="bold" style:font-weight-complex="bold"/>
    </style:style>
    <style:style style:name="T13" style:family="text">
      <style:text-properties fo:font-weight="bold" officeooo:rsid="002a47cd" style:font-weight-asian="bold" style:font-weight-complex="bold"/>
    </style:style>
    <style:style style:name="T14" style:family="text">
      <style:text-properties fo:font-weight="bold" officeooo:rsid="002dbe93" style:font-weight-asian="bold" style:font-weight-complex="bold"/>
    </style:style>
    <style:style style:name="T15" style:family="text">
      <style:text-properties fo:font-weight="bold" officeooo:rsid="001b6c1e" style:font-weight-asian="bold" style:font-weight-complex="bold"/>
    </style:style>
    <style:style style:name="T16" style:family="text">
      <style:text-properties fo:font-weight="bold" officeooo:rsid="001cb9b2" style:font-weight-asian="bold" style:font-weight-complex="bold"/>
    </style:style>
    <style:style style:name="T17" style:family="text">
      <style:text-properties fo:font-weight="bold" officeooo:rsid="0030adb4" style:font-weight-asian="bold" style:font-weight-complex="bold"/>
    </style:style>
    <style:style style:name="T18" style:family="text">
      <style:text-properties fo:font-weight="bold" officeooo:rsid="0033053b" style:font-weight-asian="bold" style:font-weight-complex="bold"/>
    </style:style>
    <style:style style:name="T19" style:family="text">
      <style:text-properties fo:font-weight="bold" officeooo:rsid="002b656f" style:font-weight-asian="bold" style:font-weight-complex="bold"/>
    </style:style>
    <style:style style:name="T20" style:family="text">
      <style:text-properties fo:font-weight="bold" officeooo:rsid="001ef489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01ab760" style:font-weight-asian="bold" style:font-weight-complex="bold"/>
    </style:style>
    <style:style style:name="T28" style:family="text">
      <style:text-properties style:text-underline-style="none" fo:font-weight="bold" officeooo:rsid="001af900" style:font-weight-asian="bold" style:font-weight-complex="bold"/>
    </style:style>
    <style:style style:name="T29" style:family="text">
      <style:text-properties style:text-underline-style="none" fo:font-weight="bold" officeooo:rsid="0028bb45" style:font-weight-asian="bold" style:font-weight-complex="bold"/>
    </style:style>
    <style:style style:name="T30" style:family="text">
      <style:text-properties style:text-underline-style="none" fo:font-weight="bold" officeooo:rsid="002d2d0f" style:font-weight-asian="bold" style:font-weight-complex="bold"/>
    </style:style>
    <style:style style:name="T31" style:family="text">
      <style:text-properties style:text-underline-style="none" fo:font-weight="bold" officeooo:rsid="001925f2" style:font-weight-asian="bold" style:font-weight-complex="bold"/>
    </style:style>
    <style:style style:name="T32" style:family="text">
      <style:text-properties style:text-underline-style="none" fo:font-weight="bold" officeooo:rsid="002313a4" style:font-weight-asian="bold" style:font-weight-complex="bold"/>
    </style:style>
    <style:style style:name="T33" style:family="text">
      <style:text-properties style:text-underline-style="none" fo:font-weight="bold" officeooo:rsid="0030adb4" style:font-weight-asian="bold" style:font-weight-complex="bold"/>
    </style:style>
    <style:style style:name="T34" style:family="text">
      <style:text-properties style:text-underline-style="none" fo:font-weight="bold" officeooo:rsid="00246a75" style:font-weight-asian="bold" style:font-weight-complex="bold"/>
    </style:style>
    <style:style style:name="T35" style:family="text">
      <style:text-properties style:text-underline-style="none" fo:font-weight="bold" officeooo:rsid="0033053b" style:font-weight-asian="bold" style:font-weight-complex="bold"/>
    </style:style>
    <style:style style:name="T36" style:family="text">
      <style:text-properties style:text-underline-style="none" officeooo:rsid="002313a4"/>
    </style:style>
    <style:style style:name="T37" style:family="text">
      <style:text-properties style:text-underline-style="none" officeooo:rsid="00246a75"/>
    </style:style>
    <style:style style:name="T38" style:family="text">
      <style:text-properties style:text-underline-style="none" officeooo:rsid="0033053b"/>
    </style:style>
    <style:style style:name="T3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solid" style:text-underline-width="auto" style:text-underline-color="font-color" fo:font-weight="normal" officeooo:rsid="0043ee7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17bc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43ee7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17bc4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3ee75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8" style:family="text">
      <style:text-properties officeooo:rsid="001ebc27"/>
    </style:style>
    <style:style style:name="T59" style:family="text">
      <style:text-properties officeooo:rsid="0021d0cf"/>
    </style:style>
    <style:style style:name="T60" style:family="text">
      <style:text-properties officeooo:rsid="0028bb45"/>
    </style:style>
    <style:style style:name="T61" style:family="text">
      <style:text-properties officeooo:rsid="0031742f"/>
    </style:style>
    <style:style style:name="T62" style:family="text">
      <style:text-properties officeooo:rsid="003a6dc5"/>
    </style:style>
    <style:style style:name="T63" style:family="text">
      <style:text-properties officeooo:rsid="003eb8ba"/>
    </style:style>
    <style:style style:name="T64" style:family="text">
      <style:text-properties officeooo:rsid="003f7b35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cb9b2" style:font-weight-asian="normal" style:font-weight-complex="normal"/>
    </style:style>
    <style:style style:name="T67" style:family="text">
      <style:text-properties fo:font-weight="normal" officeooo:rsid="002b656f" style:font-weight-asian="normal" style:font-weight-complex="normal"/>
    </style:style>
    <style:style style:name="T68" style:family="text">
      <style:text-properties officeooo:rsid="001cb9b2"/>
    </style:style>
    <style:style style:name="T69" style:family="text">
      <style:text-properties officeooo:rsid="001b6c1e"/>
    </style:style>
    <style:style style:name="T70" style:family="text">
      <style:text-properties officeooo:rsid="002b656f"/>
    </style:style>
    <style:style style:name="T71" style:family="text">
      <style:text-properties officeooo:rsid="002313a4"/>
    </style:style>
    <style:style style:name="T72" style:family="text">
      <style:text-properties officeooo:rsid="003424d5"/>
    </style:style>
    <style:style style:name="T73" style:family="text">
      <style:text-properties officeooo:rsid="0033053b"/>
    </style:style>
    <style:style style:name="T74" style:family="text">
      <style:text-properties officeooo:rsid="0038aa58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43ee75" style:font-style-asian="italic" style:font-weight-asian="normal" style:font-style-complex="italic" style:font-weight-complex="normal"/>
    </style:style>
    <style:style style:name="T78" style:family="text">
      <style:text-properties officeooo:rsid="00417b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de <text:span text:style-name="T61">S</text:span>hell <text:span text:style-name="T61">S</text:span>cript <text:span text:style-name="T62">1</text:span></text:p>
      <text:p text:style-name="P2">01 - Básicos</text:p>
      <text:list xml:id="list2291375690731605240" text:style-name="L1">
        <text:list-item>
          <text:p text:style-name="P16">Realizar un script llamado '<text:span text:style-name="T8">01-hola-mundo.sh</text:span>' que muestre por pantalla "Hola mundo!".</text:p>
        </text:list-item>
      </text:list>
      <text:p text:style-name="Preformatted_20_Text">#! /bin/bash</text:p>
      <text:p text:style-name="Preformatted_20_Text">echo "Hola mundo!"</text:p>
      <text:list xml:id="list231429683263994" text:continue-numbering="true" text:style-name="L1">
        <text:list-item>
          <text:p text:style-name="P15">Ídem pero que en vez de "mundo" muestre los parámetros introducidos ('<text:span text:style-name="T8">02-hola-parametros.sh</text:span>').</text:p>
        </text:list-item>
      </text:list>
      <text:p text:style-name="Preformatted_20_Text">#! /bin/bash</text:p>
      <text:p text:style-name="Preformatted_20_Text">echo "Hola $@!"</text:p>
      <text:list xml:id="list231427950948064" text:continue-numbering="true" text:style-name="L1">
        <text:list-item>
          <text:p text:style-name="P15">Ídem y que además verifique que al menos hayamos introducido un parámetro ('<text:span text:style-name="T8">03-hola-al-menos-1-parametro.sh</text:span>').</text:p>
        </text:list-item>
      </text:list>
      <text:p text:style-name="Preformatted_20_Text">#! /bin/bash</text:p>
      <text:p text:style-name="Preformatted_20_Text">echo "número de parámetros = $#"</text:p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>echo "Hola $@!"</text:p>
      <text:list xml:id="list231428304016001" text:continue-numbering="true" text:style-name="L1">
        <text:list-item>
          <text:p text:style-name="P15">Ídem y que además separe cada argumento por ", " ('<text:span text:style-name="T8">04-hola-parametros-separados.sh</text:span>').</text:p>
        </text:list-item>
      </text:list>
      <text:p text:style-name="Preformatted_20_Text">#! /bin/bash</text:p>
      <text:p text:style-name="Preformatted_20_Text"/>
      <text:p text:style-name="Preformatted_20_Text"># si número de parámetros menor o igual que 0</text:p>
      <text:p text:style-name="Preformatted_20_Text">if [ $# -le 0 ]; then</text:p>
      <text:p text:style-name="Preformatted_20_Text"><text:s text:c="2"/>echo "Hay que introducir al menos un parámetro."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23"/>
      <text:list xml:id="list231429187397284" text:continue-numbering="true" text:style-name="L1">
        <text:list-item>
          <text:p text:style-name="P38">Ídem y que además en caso de error muestra una ayuda ('<text:span text:style-name="T8">05-hola-con-ayuda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/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test $# -le 0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MENSAJE"!"</text:p>
      <text:p text:style-name="Preformatted_20_Text"/>
      <text:p text:style-name="Preformatted_20_Text">exit 0</text:p>
      <text:p text:style-name="P23"/>
      <text:list xml:id="list231428124848954" text:continue-numbering="true" text:style-name="L1">
        <text:list-item>
          <text:p text:style-name="P38">Ídem y que además verifique que sean usuarios conectados al sistema ('<text:span text:style-name="T8">06-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who | grep $1`</text:p>
      <text:p text:style-name="Preformatted_20_Text"/>
      <text:p text:style-name="Preformatted_20_Text"><text:tab/>if [ -z "$ESTA_CONECTAD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23"/>
      <text:list xml:id="list231430102215345" text:continue-numbering="true" text:style-name="L1">
        <text:list-item>
          <text:p text:style-name="P38">Realizar un script llamado '<text:span text:style-name="T8">usuarioconectado</text:span>' que retorna un SI si el primer parámetro coincide con algún usuario conectado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conectado o</text:p>
      <text:p text:style-name="Preformatted_20_Text"><text:s text:c="7"/>NO si NOMBRE_USUARIO no coincide con ningún usuario conectado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CONECTADO=`who | grep $1`</text:p>
      <text:p text:style-name="Preformatted_20_Text"/>
      <text:p text:style-name="Preformatted_20_Text">if [ -z "$ESTA_CONECTADO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list xml:id="list231429897812201" text:continue-numbering="true" text:style-name="L1">
        <text:list-item>
          <text:p text:style-name="P15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</text:list>
      <text:p text:style-name="Preformatted_20_Text">Con esto ponemos el comando en el PATH <text:span text:style-name="T78">para que pueda ejecutarse desde cualquier sitio</text:span>.</text:p>
      <text:p text:style-name="P23"/>
      <text:list xml:id="list231428698722948" text:continue-numbering="true" text:style-name="L1">
        <text:list-item>
          <text:p text:style-name="P38">Modificar el script '<text:span text:style-name="T8">06-hola-usuario.sh</text:span>' para que llame a 'usuarioconectado' ('<text:span text:style-name="T8">09-hola-usuario.sh</text:span>'). 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conectad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CONECTADO=`./usuarioconectado $1`</text:p>
      <text:p text:style-name="Preformatted_20_Text"/>
      <text:p text:style-name="Preformatted_20_Text"><text:tab/>if [ "$ESTA_CONECTADO" == "NO" ]; then</text:p>
      <text:p text:style-name="Preformatted_20_Text"><text:tab/><text:tab/>echo "El usuario $1 no está conectad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23"/>
      <text:list xml:id="list231429276344735" text:continue-numbering="true" text:style-name="L1">
        <text:list-item>
          <text:p text:style-name="P38">Realizar un script llamado '<text:span text:style-name="T8">usuariosistema</text:span>' que retorna un SI si el primer parámetro coincide con algún usuario del sistema o NO en caso contrario.</text:p>
        </text:list-item>
      </text:list>
      <text:p text:style-name="Preformatted_20_Text">#! /bin/bash</text:p>
      <text:p text:style-name="Preformatted_20_Text"/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OMBRE_USUARIO</text:p>
      <text:p text:style-name="Preformatted_20_Text"/>
      <text:p text:style-name="Preformatted_20_Text">DESCRIPCION</text:p>
      <text:p text:style-name="Preformatted_20_Text"><text:s text:c="3"/>Devuelve:</text:p>
      <text:p text:style-name="Preformatted_20_Text"><text:s text:c="7"/>SI si NOMBRE_USUARIO coincide con algún usuario del sistema o</text:p>
      <text:p text:style-name="Preformatted_20_Text"><text:s text:c="7"/>NO si NOMBRE_USUARIO no coincide con ningún usuario del sistema</text:p>
      <text:p text:style-name="Preformatted_20_Text"/>
      <text:p text:style-name="Preformatted_20_Text">CÓDIGOS DE RETORNO</text:p>
      <text:p text:style-name="Preformatted_20_Text"><text:tab/>1 Si el número de parámetros es distinto de 1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# si número de parámetros distinto 1</text:p>
      <text:p text:style-name="Preformatted_20_Text">if [ $# -ne 1 ]; then</text:p>
      <text:p text:style-name="Preformatted_20_Text"><text:tab/>echo "El número de parámetros debe de igual a 1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ESTA_EN_SISTEMA=`grep -E ^$1: /etc/passwd`</text:p>
      <text:p text:style-name="Preformatted_20_Text"/>
      <text:p text:style-name="Preformatted_20_Text">if [ -z "$ESTA_EN_SISTEMA" ]; then</text:p>
      <text:p text:style-name="Preformatted_20_Text"><text:tab/>echo "NO"</text:p>
      <text:p text:style-name="Preformatted_20_Text">else</text:p>
      <text:p text:style-name="Preformatted_20_Text"><text:tab/>echo "SI"</text:p>
      <text:p text:style-name="Preformatted_20_Text">fi</text:p>
      <text:p text:style-name="P24"/>
      <text:list xml:id="list231428666300512" text:continue-numbering="true" text:style-name="L1">
        <text:list-item>
          <text:p text:style-name="P39">Modificar el script '<text:span text:style-name="T8">0</text:span><text:span text:style-name="T12">9</text:span><text:span text:style-name="T8">-hola-usuario.sh</text:span>' para que llame a 'usuario<text:span text:style-name="T60">sistema</text:span>' ('<text:span text:style-name="T29">1</text:span><text:span text:style-name="T30">1</text:span><text:span text:style-name="T26">-</text:span><text:span text:style-name="T8">hola-usuario.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OMBRE_1 [NOMBRE_2] ... [NOMBRE_N]</text:p>
      <text:p text:style-name="Preformatted_20_Text"/>
      <text:p text:style-name="Preformatted_20_Text">DESCRIPCION</text:p>
      <text:p text:style-name="Preformatted_20_Text"><text:s text:c="3"/>Muestra "Hola NOMBRE_1, NOMBRE_2, ... NOMBRE_N!" por pantalla.</text:p>
      <text:p text:style-name="Preformatted_20_Text"/>
      <text:p text:style-name="Preformatted_20_Text">CÓDIGOS DE RETORNO</text:p>
      <text:p text:style-name="Preformatted_20_Text"><text:tab/>1 Si el número de parámetros es menor que 1</text:p>
      <text:p text:style-name="Preformatted_20_Text"><text:tab/>2 Si el usuario no está en el sistema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# si número de parámetros &lt;= 0</text:p>
      <text:p text:style-name="Preformatted_20_Text">if [ $# -le 0 ] ; then</text:p>
      <text:p text:style-name="Preformatted_20_Text"><text:s text:c="2"/>echo "Hay que introducir al menos un parámetro."</text:p>
      <text:p text:style-name="Preformatted_20_Text"><text:s text:c="2"/>ayuda</text:p>
      <text:p text:style-name="Preformatted_20_Text"><text:s text:c="2"/>exit 1</text:p>
      <text:p text:style-name="Preformatted_20_Text">fi</text:p>
      <text:p text:style-name="Preformatted_20_Text"/>
      <text:p text:style-name="Preformatted_20_Text">MENSAJE="Hola"</text:p>
      <text:p text:style-name="Preformatted_20_Text">PRIMERO=1</text:p>
      <text:p text:style-name="Preformatted_20_Text"/>
      <text:p text:style-name="Preformatted_20_Text"># mientras haya parámetros</text:p>
      <text:p text:style-name="Preformatted_20_Text">while [ -n "$1" ]; do</text:p>
      <text:p text:style-name="Preformatted_20_Text"/>
      <text:p text:style-name="Preformatted_20_Text"><text:tab/>ESTA_USUARIO=`./usuariosistema $1`</text:p>
      <text:p text:style-name="Preformatted_20_Text"/>
      <text:p text:style-name="Preformatted_20_Text"><text:tab/>if [ "$ESTA_USUARIO" == "NO" ]; then</text:p>
      <text:p text:style-name="Preformatted_20_Text"><text:tab/><text:tab/>echo "El usuario $1 no está en el sistema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/>
      <text:p text:style-name="Preformatted_20_Text"><text:tab/>if [ $PRIMERO -eq 1 ]; then</text:p>
      <text:p text:style-name="Preformatted_20_Text"><text:tab/><text:tab/>MENSAJE="$MENSAJE $1"</text:p>
      <text:p text:style-name="Preformatted_20_Text"><text:tab/><text:tab/>PRIMERO=0</text:p>
      <text:p text:style-name="Preformatted_20_Text"><text:tab/>else</text:p>
      <text:p text:style-name="Preformatted_20_Text"><text:tab/><text:tab/>MENSAJE="$MENSAJE, $1"</text:p>
      <text:p text:style-name="Preformatted_20_Text"><text:tab/>fi</text:p>
      <text:p text:style-name="Preformatted_20_Text"/>
      <text:p text:style-name="Preformatted_20_Text"><text:tab/># pasamos al siguiente parámetro</text:p>
      <text:p text:style-name="Preformatted_20_Text"><text:tab/>shift</text:p>
      <text:p text:style-name="Preformatted_20_Text">done</text:p>
      <text:p text:style-name="Preformatted_20_Text"/>
      <text:p text:style-name="Preformatted_20_Text"># mostramos la salida por pantalla</text:p>
      <text:p text:style-name="Preformatted_20_Text">echo ${MENSAJE}"!"</text:p>
      <text:p text:style-name="P30"/>
      <text:p text:style-name="P45">02 - Calculadora</text:p>
      <text:list xml:id="list231429755912888" text:continue-numbering="true" text:style-name="L1">
        <text:list-item>
          <text:p text:style-name="P15">Realizar un script llamado '<text:span text:style-name="T8">suma</text:span>' que realice la suma de 2 parámetros introducidos <text:span text:style-name="T59">(tendrá que poder sumar números decimales, como 2.2 +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sum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+ $2 }'</text:p>
      <text:p text:style-name="P25"/>
      <text:list xml:id="list231429195919327" text:continue-numbering="true" text:style-name="L1">
        <text:list-item>
          <text:p text:style-name="P40">Realizar un script llamado '<text:span text:style-name="T8">resta</text:span>' que realice la resta de 2 parámetros introducidos <text:span text:style-name="T59">(tendrá que poder sumar números decimales, como 2.2 –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resta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- $2 }'</text:p>
      <text:p text:style-name="P25"/>
      <text:list xml:id="list231429933218397" text:continue-numbering="true" text:style-name="L1">
        <text:list-item>
          <text:p text:style-name="P40">Realizar un script llamado '<text:span text:style-name="T8">multiplica</text:span>' que <text:span text:style-name="T59">multiplique los</text:span> 2 parámetros introducidos <text:span text:style-name="T59">(tendrá que poder multiplicar números decimales, como 2.2 *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ÓN</text:p>
      <text:p text:style-name="Preformatted_20_Text"><text:tab/>Retorna la multiplicac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* $2 }'</text:p>
      <text:p text:style-name="P25"/>
      <text:list xml:id="list231430036013953" text:continue-numbering="true" text:style-name="L1">
        <text:list-item>
          <text:p text:style-name="P40">Realizar un script llamado '<text:span text:style-name="T8">division</text:span>' que realice la división de 2 parámetros introducidos <text:span text:style-name="T59">(tendrá que poder sumar números decimales, como 2.2 / 3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PCION_AYUDA</text:p>
      <text:p text:style-name="Preformatted_20_Text">SYNOPSIS</text:p>
      <text:p text:style-name="Preformatted_20_Text"><text:tab/>$0 NUMERO_1 NUMERO_2</text:p>
      <text:p text:style-name="Preformatted_20_Text"/>
      <text:p text:style-name="Preformatted_20_Text">DESCRIPCION</text:p>
      <text:p text:style-name="Preformatted_20_Text"><text:tab/>Retorna la división de NUMERO_1 y NUMERO_2</text:p>
      <text:p text:style-name="Preformatted_20_Text"/>
      <text:p text:style-name="Preformatted_20_Text">CÓDIGOS DE RETORNO</text:p>
      <text:p text:style-name="Preformatted_20_Text"><text:tab/>1 Si el número de parámetros es distinto de 2</text:p>
      <text:p text:style-name="Preformatted_20_Text"><text:tab/>2 Si algún parámetro no es un número</text:p>
      <text:p text:style-name="Preformatted_20_Text">DESCR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2 ]; then</text:p>
      <text:p text:style-name="Preformatted_20_Text"><text:tab/>echo "El número de parámetros debe de ser igual a 2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2</text:p>
      <text:p text:style-name="Preformatted_20_Text"/>
      <text:p text:style-name="Preformatted_20_Text">echo $1 $2 | awk '{ print $1 / $2 }'</text:p>
      <text:p text:style-name="P23"/>
      <text:list xml:id="list231428620378369" text:continue-numbering="true" text:style-name="L1">
        <text:list-item>
          <text:p text:style-name="P38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# si número de parámetros distinto 3</text:p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./suma <text:s text:c="6"/>$1 $3 ;;</text:p>
      <text:p text:style-name="Preformatted_20_Text"><text:s text:c="4"/>-|res|menos) ./resta <text:s text:c="5"/>$1 $3 ;;</text:p>
      <text:p text:style-name="Preformatted_20_Text"><text:s text:c="4"/>x|mul|por) <text:s text:c="2"/>./multiplica $1 $3 ;;</text:p>
      <text:p text:style-name="Preformatted_20_Text"><text:s text:c="4"/>/|div|entre) ./division <text:s text:c="2"/>$1 $3 ;;</text:p>
      <text:p text:style-name="Preformatted_20_Text"><text:s text:c="4"/>*) echo "La operación '$2' es inválida." ; ayuda ; exit 3 ;;</text:p>
      <text:p text:style-name="Preformatted_20_Text">esac</text:p>
      <text:p text:style-name="P26"/>
      <text:list xml:id="list231429847767715" text:continue-numbering="true" text:style-name="L1">
        <text:list-item>
          <text:p text:style-name="P41">Ídem pero sin llamar a los scripts ('<text:span text:style-name="T8">calc02.</text:span><text:span text:style-name="T10">sh</text:span>')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NUMERO_1 OPERACIÓN NUMERO_2</text:p>
      <text:p text:style-name="Preformatted_20_Text"/>
      <text:p text:style-name="Preformatted_20_Text">DESCRIPCIÓN</text:p>
      <text:p text:style-name="Preformatted_20_Text"><text:tab/>Retorna el resultado de la OPERACIÓN</text:p>
      <text:p text:style-name="Preformatted_20_Text"><text:tab/>entre NUMERO_1 y NUMERO_2</text:p>
      <text:p text:style-name="Preformatted_20_Text"/>
      <text:p text:style-name="Preformatted_20_Text"><text:tab/>OPERACIÓN puede tener estos valores:</text:p>
      <text:p text:style-name="Preformatted_20_Text"><text:tab/><text:tab/>+ sum mas</text:p>
      <text:p text:style-name="Preformatted_20_Text"><text:tab/><text:tab/>- res menos</text:p>
      <text:p text:style-name="Preformatted_20_Text"><text:tab/><text:tab/>x mul por</text:p>
      <text:p text:style-name="Preformatted_20_Text"><text:tab/><text:tab/>/ div entre</text:p>
      <text:p text:style-name="Preformatted_20_Text"/>
      <text:p text:style-name="Preformatted_20_Text">CÓDIGOS DE RETORNO</text:p>
      <text:p text:style-name="Preformatted_20_Text"><text:tab/>1 Si el número de parámetros es distinto de 2.</text:p>
      <text:p text:style-name="Preformatted_20_Text"><text:tab/>2 Si algún parámetro no es un número.</text:p>
      <text:p text:style-name="Preformatted_20_Text"><text:tab/>3 Si la operación introducida es inválida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>function comprobarQueNoEsNumero() {</text:p>
      <text:p text:style-name="Preformatted_20_Text"/>
      <text:p text:style-name="Preformatted_20_Text"><text:tab/>if [ -n "$1" \</text:p>
      <text:p text:style-name="Preformatted_20_Text"><text:tab/><text:tab/>-a "$1" != "0" \</text:p>
      <text:p text:style-name="Preformatted_20_Text"><text:tab/><text:tab/>-a "`echo $1 | awk '{ print $1*1 }'`" != "$1" ]; then</text:p>
      <text:p text:style-name="Preformatted_20_Text"/>
      <text:p text:style-name="Preformatted_20_Text"><text:tab/><text:tab/>echo "El parámetro '$1' no es un número"</text:p>
      <text:p text:style-name="Preformatted_20_Text"><text:tab/><text:tab/>ayuda</text:p>
      <text:p text:style-name="Preformatted_20_Text"><text:tab/><text:tab/>exit 2</text:p>
      <text:p text:style-name="Preformatted_20_Text"><text:tab/>fi</text:p>
      <text:p text:style-name="Preformatted_20_Text">}</text:p>
      <text:p text:style-name="Preformatted_20_Text"/>
      <text:p text:style-name="Preformatted_20_Text">if [ $# -ne 3 ]; then</text:p>
      <text:p text:style-name="Preformatted_20_Text"><text:tab/>echo "El número de parámetros debe de ser igual a 3"</text:p>
      <text:p text:style-name="Preformatted_20_Text"><text:tab/>ayuda</text:p>
      <text:p text:style-name="Preformatted_20_Text"><text:tab/>exit 1</text:p>
      <text:p text:style-name="Preformatted_20_Text">fi</text:p>
      <text:p text:style-name="Preformatted_20_Text"/>
      <text:p text:style-name="Preformatted_20_Text">comprobarQueNoEsNumero $1</text:p>
      <text:p text:style-name="Preformatted_20_Text">comprobarQueNoEsNumero $3</text:p>
      <text:p text:style-name="Preformatted_20_Text"/>
      <text:p text:style-name="Preformatted_20_Text">case $2 in</text:p>
      <text:p text:style-name="Preformatted_20_Text"><text:s text:c="4"/>+|sum|mas) <text:s text:c="2"/>echo $1 $3 | awk '{ print $1 + $2 }' ;;</text:p>
      <text:p text:style-name="Preformatted_20_Text"><text:s text:c="4"/>-|res|menos) echo $1 $3 | awk '{ print $1 - $2 }' ;;</text:p>
      <text:p text:style-name="Preformatted_20_Text"><text:s text:c="4"/>x|mul|por) <text:s text:c="2"/>echo $1 $3 | awk '{ print $1 * $2 }' ;;</text:p>
      <text:p text:style-name="Preformatted_20_Text"><text:s text:c="4"/>/|div|entre) echo $1 $3 | awk '{ print $1 / $2 }' ;;</text:p>
      <text:p text:style-name="Preformatted_20_Text"><text:s text:c="4"/>*) echo "La operación '$2' es inválida." ; ayuda ; exit 3 ;;</text:p>
      <text:p text:style-name="Preformatted_20_Text">esac</text:p>
      <text:p text:style-name="P26"/>
      <text:list xml:id="list231429830028194" text:continue-numbering="true" text:style-name="L1">
        <text:list-item>
          <text:p text:style-name="P41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EXPRESIÓN_NUMÉRICA</text:p>
      <text:p text:style-name="Preformatted_20_Text">DESCRIPCIÓN</text:p>
      <text:p text:style-name="Preformatted_20_Text"><text:s text:c="4"/>Muestra por pantalla el valor de EXPRESIÓN_NUMÉRICA.</text:p>
      <text:p text:style-name="Preformatted_20_Text">CODIGOS DE RETORNO</text:p>
      <text:p text:style-name="Preformatted_20_Text"><text:s text:c="4"/>0 Si no hay ningún error.</text:p>
      <text:p text:style-name="Preformatted_20_Text"><text:s text:c="4"/>1 Si el número de parámetros es distinto de 1.</text:p>
      <text:p text:style-name="Preformatted_20_Text"><text:s text:c="4"/>2 Si hay un error de formato en la expresión introducida.</text:p>
      <text:p text:style-name="Preformatted_20_Text"><text:s text:c="4"/>3 Si hay un error de entra y salida.</text:p>
      <text:p text:style-name="Preformatted_20_Text"><text:s text:c="4"/>4 Si hay un error al ejecutar la expresión introducida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function error() {</text:p>
      <text:p text:style-name="Preformatted_20_Text"><text:s text:c="4"/>echo "$0: línea $1: Error $3: $2"</text:p>
      <text:p text:style-name="Preformatted_20_Text"><text:s text:c="4"/>exit $3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# si número de parámetros distinto 1</text:p>
      <text:p text:style-name="Preformatted_20_Text">if [ $# -ne 1 ] ; then</text:p>
      <text:p text:style-name="Preformatted_20_Text"><text:s text:c="4"/>error $LINENO "Hay que introducir 1 y solamente 1 parámetro." 1</text:p>
      <text:p text:style-name="Preformatted_20_Text">fi</text:p>
      <text:p text:style-name="Preformatted_20_Text"/>
      <text:p text:style-name="Preformatted_20_Text"># si el parámetro no concuerda con la expresión regular</text:p>
      <text:p text:style-name="Preformatted_20_Text">if [ -z "`echo $1 | grep -E ^[\*\/0-9\(\)\+\-]+$`" ]; then</text:p>
      <text:p text:style-name="Preformatted_20_Text"><text:s text:c="4"/>error $LINENO "Error de formato en la expresión introducida." 2</text:p>
      <text:p text:style-name="Preformatted_20_Text">fi</text:p>
      <text:p text:style-name="Preformatted_20_Text"/>
      <text:p text:style-name="Preformatted_20_Text"># guardamos la expresión ($1) en el fichero oculto .expresion.awk</text:p>
      <text:p text:style-name="Preformatted_20_Text"># dentro de la HOME del usuario</text:p>
      <text:p text:style-name="Preformatted_20_Text">echo "{ print $1 }" &gt; ~/.expresion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4"/>error $LINENO "Error de entrada y salida." 3</text:p>
      <text:p text:style-name="Preformatted_20_Text">fi</text:p>
      <text:p text:style-name="Preformatted_20_Text"/>
      <text:p text:style-name="Preformatted_20_Text"># ejecutamos awk con el fichero oculto .expresion.awk</text:p>
      <text:p text:style-name="Preformatted_20_Text">echo "" | awk -f ~/.expresion.awk 2&gt; ~/.log.awk</text:p>
      <text:p text:style-name="Preformatted_20_Text"/>
      <text:p text:style-name="Preformatted_20_Text"># si hay un error en el último comando ejecutado</text:p>
      <text:p text:style-name="Preformatted_20_Text">if [ "$?" != "0" ]; then</text:p>
      <text:p text:style-name="Preformatted_20_Text"><text:s text:c="5"/>error $LINENO "Error al ejecutar la expresión introducida." 4</text:p>
      <text:p text:style-name="Preformatted_20_Text">fi</text:p>
      <text:list xml:id="list231429327101443" text:continue-numbering="true" text:style-name="L1">
        <text:list-item>
          <text:p text:style-name="P36">Realizar a mano un fichero '<text:span text:style-name="T8">notas.csv</text:span>' con los siguientes datos: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31428667344367" text:continue-numbering="true" text:style-name="L1">
        <text:list-item>
          <text:p text:style-name="P20">Realizar un fichero '<text:span text:style-name="T13">notas</text:span><text:span text:style-name="T8">.awk</text:span>' y su correspondiente interfaz '<text:span text:style-name="T56">notas</text:span><text:span text:style-name="T53">.sh</text:span>' para que al final obtengamos algo parecido a esto:</text:p>
        </text:list-item>
      </text:list>
      <text:p text:style-name="P4">+------------------------------+-------+------+ </text:p>
      <text:p text:style-name="P4">| NOMBRE <text:s text:c="5"/>EX1 <text:s text:c="2"/>EX2 <text:s text:c="2"/>EX3 <text:s/>| <text:s/>MED <text:s/>| APTO | </text:p>
      <text:p text:style-name="P4">+------------------------------+-------+------+ </text:p>
      <text:p text:style-name="P4">| Pepito <text:s text:c="5"/>3.1 <text:s text:c="2"/>4.4 <text:s text:c="2"/>5.7 <text:s/>| <text:s/>4.4 <text:s/>| <text:s/>NO <text:s/>| </text:p>
      <text:p text:style-name="P4">| Fulanito <text:s text:c="3"/>4.2 <text:s text:c="2"/>6.5 <text:s text:c="2"/>8.8 <text:s/>| <text:s/>6.5 <text:s/>| <text:s/>SI <text:s/>| </text:p>
      <text:p text:style-name="P4">| Menganito <text:s text:c="2"/>5.3 <text:s text:c="2"/>5.6 <text:s text:c="2"/>5.0 <text:s/>| <text:s/>5.3 <text:s/>| <text:s/>SI <text:s/>| </text:p>
      <text:p text:style-name="P4">+------------------------------+-------+------+ </text:p>
      <text:p text:style-name="P4">| TOTAL <text:s text:c="6"/>4.2 <text:s text:c="2"/>5.5 <text:s text:c="2"/>6.5 <text:s/>| <text:s/>5.4 <text:s/>| <text:s text:c="2"/>2 <text:s/>| </text:p>
      <text:p text:style-name="P4">+------------------------------+-------+------+ </text:p>
      <text:p text:style-name="P4"/>
      <text:p text:style-name="P49">notas.<text:span text:style-name="T63">awk</text:span>:</text:p>
      <text:p text:style-name="Preformatted_20_Text"># esto se ejecutará solo una vez al principio</text:p>
      <text:p text:style-name="Preformatted_20_Text">BEGIN {</text:p>
      <text:p text:style-name="Preformatted_20_Text"/>
      <text:p text:style-name="Preformatted_20_Text"><text:s text:c="2"/>print "+---------------------------+-----+------+"</text:p>
      <text:p text:style-name="P51"><text:s text:c="2"/>print "| NOMBRE <text:s text:c="5"/>EX1 <text:s/>EX2 <text:s/>EX3 | MED | APTO |"</text:p>
      <text:p text:style-name="P51"><text:s text:c="2"/>print "+---------------------------+-----+------+"</text:p>
      <text:p text:style-name="Preformatted_20_Text">}</text:p>
      <text:p text:style-name="Preformatted_20_Text"/>
      <text:p text:style-name="Preformatted_20_Text"># esto se ejecutará para cada una de las líneas del fichero</text:p>
      <text:p text:style-name="Preformatted_20_Text">{</text:p>
      <text:p text:style-name="P51"><text:s text:c="2"/>suma2+=$2</text:p>
      <text:p text:style-name="P51"><text:s text:c="2"/>suma3+=$3</text:p>
      <text:p text:style-name="P51"><text:s text:c="2"/>suma4+=$4</text:p>
      <text:p text:style-name="P51"><text:s text:c="2"/>mediaFila=($2+$3+$4)/3</text:p>
      <text:p text:style-name="Preformatted_20_Text"/>
      <text:p text:style-name="P51"><text:s text:c="2"/>apto="NO"</text:p>
      <text:p text:style-name="P51"><text:s text:c="2"/>if ( mediaFila &gt;= 5 ) {</text:p>
      <text:p text:style-name="P51"><text:s text:c="4"/>apto="SI"</text:p>
      <text:p text:style-name="P51"><text:s text:c="4"/>aptos++</text:p>
      <text:p text:style-name="P51"><text:s text:c="2"/>}</text:p>
      <text:p text:style-name="Preformatted_20_Text"><text:tab/></text:p>
      <text:p text:style-name="P51"><text:s text:c="2"/>print "| "$0" | "mediaFila" | <text:s/>"apto" <text:s/>|"</text:p>
      <text:p text:style-name="Preformatted_20_Text">}</text:p>
      <text:p text:style-name="Preformatted_20_Text"/>
      <text:p text:style-name="Preformatted_20_Text"># esto se ejecutará solo una vez al final</text:p>
      <text:p text:style-name="Preformatted_20_Text">END {</text:p>
      <text:p text:style-name="Preformatted_20_Text"><text:s text:c="2"/>media2=suma2/3</text:p>
      <text:p text:style-name="Preformatted_20_Text"><text:s text:c="2"/>media3=suma3/3</text:p>
      <text:p text:style-name="Preformatted_20_Text"><text:s text:c="2"/>media4=suma4/3</text:p>
      <text:p text:style-name="Preformatted_20_Text"><text:s text:c="2"/>media=(media2+media3+media4)/3</text:p>
      <text:p text:style-name="Preformatted_20_Text"><text:s text:c="2"/>print "+---------------------------+-----+------+"</text:p>
      <text:p text:style-name="Preformatted_20_Text"><text:s text:c="2"/>print "| MEDIAS <text:s text:c="5"/>"media2" <text:s/>"media3" <text:s/>"media4" | "media" | <text:s text:c="2"/>"aptos" <text:s/>|"</text:p>
      <text:p text:style-name="Preformatted_20_Text"><text:s text:c="2"/>print "+---------------------------+-----+------+"</text:p>
      <text:p text:style-name="Preformatted_20_Text">}</text:p>
      <text:p text:style-name="P9"/>
      <text:p text:style-name="P48">notas.sh:</text:p>
      <text:p text:style-name="Preformatted_20_Text">awk -f notas.awk notas.csv</text:p>
      <text:p text:style-name="Standard"/>
      <text:p text:style-name="P32"><text:span text:style-name="T54"/></text:p>
      <text:p text:style-name="P37"><text:span text:style-name="T54">0</text:span><text:span text:style-name="T55">3</text:span><text:span text:style-name="T54"> - Banco</text:span></text:p>
      <text:list xml:id="list231430146702487" text:continue-numbering="true" text:style-name="L1">
        <text:list-item>
          <text:p text:style-name="P17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</text:list>
      <text:p text:style-name="Preformatted_20_Text">#! /bin/bash</text:p>
      <text:p text:style-name="Preformatted_20_Text"/>
      <text:p text:style-name="Preformatted_20_Text">BANCO_FILE=~/.banco.txt</text:p>
      <text:p text:style-name="Preformatted_20_Text"/>
      <text:p text:style-name="Preformatted_20_Text">function help() {</text:p>
      <text:p text:style-name="Preformatted_20_Text"/>
      <text:p text:style-name="Preformatted_20_Text">cat &lt;&lt; DESCRIPCION_AYUDA</text:p>
      <text:p text:style-name="Preformatted_20_Text">SYNOPSIS</text:p>
      <text:p text:style-name="Preformatted_20_Text"><text:tab/>$0 OPCION [PARAMETRO_2] ... [PARAMETRO_N]</text:p>
      <text:p text:style-name="Preformatted_20_Text"/>
      <text:p text:style-name="Preformatted_20_Text">DESCRIPCIÓN</text:p>
      <text:p text:style-name="Preformatted_20_Text"><text:tab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function exitWithError() {</text:p>
      <text:p text:style-name="Preformatted_20_Text"/>
      <text:p text:style-name="Preformatted_20_Text"><text:s text:c="4"/>LINEA_ERROR=$1</text:p>
      <text:p text:style-name="Preformatted_20_Text"><text:s text:c="4"/>MENSAJE_ERROR=$2</text:p>
      <text:p text:style-name="Preformatted_20_Text"><text:s text:c="4"/>CODIGO_ERROR=$3</text:p>
      <text:p text:style-name="Preformatted_20_Text"/>
      <text:p text:style-name="Preformatted_20_Text"><text:tab/>echo "$0: línea $LINEA_ERRO: Error $CODIGO_ERROR: $MENSAJE_ERROR"</text:p>
      <text:p text:style-name="Preformatted_20_Text"><text:tab/>exit $CODIGO_ERROR</text:p>
      <text:p text:style-name="Preformatted_20_Text">}</text:p>
      <text:p text:style-name="Preformatted_20_Text"/>
      <text:p text:style-name="Preformatted_20_Text">function testDateExists() {</text:p>
      <text:p text:style-name="Preformatted_20_Text"/>
      <text:p text:style-name="Preformatted_20_Text"><text:s text:c="4"/>DATE=$1</text:p>
      <text:p text:style-name="Preformatted_20_Text"/>
      <text:p text:style-name="Preformatted_20_Text"><text:s text:c="4"/># si ya existe un movimiento bancario para la misma fecha</text:p>
      <text:p text:style-name="Preformatted_20_Text"><text:s text:c="4"/>if [ -n "`grep -E ^$DATE $BANCO_FILE`" ]; then</text:p>
      <text:p text:style-name="Preformatted_20_Text"><text:s text:c="8"/>exitWithError $LINENO "Ya existe un movimiento bancario para la fecha '$DATE'." 12</text:p>
      <text:p text:style-name="Preformatted_20_Text"><text:s text:c="4"/>fi</text:p>
      <text:p text:style-name="Preformatted_20_Text">}</text:p>
      <text:p text:style-name="Text_20_body"/>
      <text:p text:style-name="P53">function testIsDate() {</text:p>
      <text:p text:style-name="Preformatted_20_Text"/>
      <text:p text:style-name="Preformatted_20_Text"><text:tab/>DATE=$1</text:p>
      <text:p text:style-name="Preformatted_20_Text"/>
      <text:p text:style-name="Preformatted_20_Text"><text:tab/>EXPRESION_CONCUERDA=`echo $DATE | grep -E \</text:p>
      <text:p text:style-name="Preformatted_20_Text"><text:tab/><text:tab/>^20[0-9]{2}-[01][0-9]-[0-3][0-9]$`</text:p>
      <text:p text:style-name="Preformatted_20_Text"/>
      <text:p text:style-name="Preformatted_20_Text"><text:tab/>if [ -z "$EXPRESION_CONCUERDA" ]; then</text:p>
      <text:p text:style-name="Preformatted_20_Text"><text:tab/><text:tab/>exitWithError $LINENO "'$DATE' no es una fecha" 4</text:p>
      <text:p text:style-name="Preformatted_20_Text"><text:tab/>fi</text:p>
      <text:p text:style-name="Preformatted_20_Text">}</text:p>
      <text:p text:style-name="Preformatted_20_Text"/>
      <text:p text:style-name="Preformatted_20_Text">function testIsNubmer() {</text:p>
      <text:p text:style-name="Preformatted_20_Text"/>
      <text:p text:style-name="Preformatted_20_Text"><text:tab/>NUMBER=$1</text:p>
      <text:p text:style-name="Preformatted_20_Text"/>
      <text:p text:style-name="Preformatted_20_Text"><text:tab/>if [ -n "$NUMBER" \</text:p>
      <text:p text:style-name="Preformatted_20_Text"><text:tab/>-a $NUMBER != "0" \</text:p>
      <text:p text:style-name="Preformatted_20_Text"><text:tab/>-a "`echo $NUMBER | awk '{ print $1*1 }'`" != "$NUMBER" ]; then</text:p>
      <text:p text:style-name="Preformatted_20_Text"/>
      <text:p text:style-name="Preformatted_20_Text"><text:tab/><text:tab/>exitWithError $LINENO "'$NUMBER' no es un número" 2</text:p>
      <text:p text:style-name="Preformatted_20_Text"><text:tab/>fi</text:p>
      <text:p text:style-name="Preformatted_20_Text">}</text:p>
      <text:p text:style-name="Preformatted_20_Text"/>
      <text:p text:style-name="Preformatted_20_Text">function testParameterNumer() {</text:p>
      <text:p text:style-name="Preformatted_20_Text"/>
      <text:p text:style-name="Preformatted_20_Text"><text:tab/>PARAMETER_NUMBER=$1</text:p>
      <text:p text:style-name="Preformatted_20_Text"><text:tab/>shift</text:p>
      <text:p text:style-name="Preformatted_20_Text"><text:tab/>if [ $# -ne $PARAMETER_NUMBER ]; then</text:p>
      <text:p text:style-name="Preformatted_20_Text"><text:tab/><text:tab/>exitWithError $LINENO \</text:p>
      <text:p text:style-name="Preformatted_20_Text"><text:tab/><text:tab/>"Número de parámetros " \</text:p>
      <text:p text:style-name="Preformatted_20_Text"><text:tab/><text:tab/>"obligatorio: $PARAMETER_NUMBER" 3</text:p>
      <text:p text:style-name="Preformatted_20_Text"><text:tab/>fi</text:p>
      <text:p text:style-name="Preformatted_20_Text">}</text:p>
      <text:p text:style-name="Preformatted_20_Text"/>
      <text:p text:style-name="Preformatted_20_Text">function add() {</text:p>
      <text:p text:style-name="Preformatted_20_Text"/>
      <text:p text:style-name="Preformatted_20_Text"><text:tab/>testParameterNumer 3 $@</text:p>
      <text:p text:style-name="Preformatted_20_Text"/>
      <text:p text:style-name="Preformatted_20_Text"><text:tab/>FECHA=$1</text:p>
      <text:p text:style-name="Preformatted_20_Text"><text:tab/>CONCEPTO=$2</text:p>
      <text:p text:style-name="Preformatted_20_Text"><text:tab/>CANTIDAD=$3</text:p>
      <text:p text:style-name="Preformatted_20_Text"/>
      <text:p text:style-name="Preformatted_20_Text"><text:tab/>testIsDate $FECHA</text:p>
      <text:p text:style-name="Preformatted_20_Text"><text:tab/>testDateExists $FECHA</text:p>
      <text:p text:style-name="Preformatted_20_Text"><text:tab/>testIsNubmer $CANTIDAD</text:p>
      <text:p text:style-name="Preformatted_20_Text"/>
      <text:p text:style-name="Preformatted_20_Text"><text:tab/>echo "$FECHA $CONCEPTO $CANTIDAD" &gt;&gt; $BANCO_FILE</text:p>
      <text:p text:style-name="Preformatted_20_Text">}</text:p>
      <text:p text:style-name="Preformatted_20_Text"/>
      <text:p text:style-name="Preformatted_20_Text">function search() {</text:p>
      <text:p text:style-name="Preformatted_20_Text"/>
      <text:p text:style-name="Preformatted_20_Text"><text:tab/>testParameterNumer 1 $@</text:p>
      <text:p text:style-name="Preformatted_20_Text"/>
      <text:p text:style-name="Preformatted_20_Text"><text:tab/>PATRON=$1</text:p>
      <text:p text:style-name="Preformatted_20_Text"/>
      <text:p text:style-name="Preformatted_20_Text"><text:tab/>grep $PATRON $BANCO_FILE</text:p>
      <text:p text:style-name="Preformatted_20_Text">}</text:p>
      <text:p text:style-name="Text_20_body"/>
      <text:p text:style-name="P53"># lista movimientos ordenados por fecha</text:p>
      <text:p text:style-name="Preformatted_20_Text">function list() {</text:p>
      <text:p text:style-name="Preformatted_20_Text"/>
      <text:p text:style-name="Preformatted_20_Text"><text:tab/>sort -nk 1 $BANCO_FILE</text:p>
      <text:p text:style-name="Preformatted_20_Text">}</text:p>
      <text:p text:style-name="Preformatted_20_Text"/>
      <text:p text:style-name="Preformatted_20_Text">function total() {</text:p>
      <text:p text:style-name="Preformatted_20_Text"/>
      <text:p text:style-name="Preformatted_20_Text"><text:tab/>awk '{s+=$3} END {print "Total="s}' $BANCO_FILE</text:p>
      <text:p text:style-name="Preformatted_20_Text">}</text:p>
      <text:p text:style-name="Preformatted_20_Text"/>
      <text:p text:style-name="Preformatted_20_Text">function createFileIfNotExists() {</text:p>
      <text:p text:style-name="Preformatted_20_Text"/>
      <text:p text:style-name="Preformatted_20_Text"><text:tab/>touch $BANCO_FILE</text:p>
      <text:p text:style-name="Preformatted_20_Text"><text:tab/>if [ "$?" != "0" ]; then</text:p>
      <text:p text:style-name="Preformatted_20_Text"><text:tab/><text:tab/>exitWithError $LINENO \</text:p>
      <text:p text:style-name="Preformatted_20_Text"><text:tab/><text:tab/>"Error de entrada/salida en" \</text:p>
      <text:p text:style-name="Preformatted_20_Text"><text:tab/><text:tab/>"el fichero $BANCO_FILE" 5</text:p>
      <text:p text:style-name="Preformatted_20_Text"><text:tab/>fi</text:p>
      <text:p text:style-name="Preformatted_20_Text">}</text:p>
      <text:p text:style-name="Preformatted_20_Text"/>
      <text:p text:style-name="Preformatted_20_Text">function menu() {</text:p>
      <text:p text:style-name="Preformatted_20_Text"/>
      <text:p text:style-name="Preformatted_20_Text"><text:tab/>case $1 in</text:p>
      <text:p text:style-name="Preformatted_20_Text"><text:tab/><text:tab/>-h|--help)<text:tab/><text:tab/>help;;</text:p>
      <text:p text:style-name="Preformatted_20_Text"><text:tab/><text:tab/>-a|--add)<text:tab/> <text:s text:c="3"/>shift; <text:tab/>add $@;;</text:p>
      <text:p text:style-name="Preformatted_20_Text"><text:tab/><text:tab/>-s|--search)<text:tab/>shift;<text:tab/>search $@;;</text:p>
      <text:p text:style-name="Preformatted_20_Text"><text:tab/><text:tab/>-l|--list)<text:tab/><text:tab/>list;;</text:p>
      <text:p text:style-name="Preformatted_20_Text"><text:tab/><text:tab/>-t|--total)<text:tab/><text:tab/>total;;</text:p>
      <text:p text:style-name="Preformatted_20_Text"><text:tab/><text:tab/>*) exitWithError $LINENO "Opción '$1' inválida." 1</text:p>
      <text:p text:style-name="Preformatted_20_Text"><text:tab/>esac</text:p>
      <text:p text:style-name="Preformatted_20_Text">}</text:p>
      <text:p text:style-name="Preformatted_20_Text"/>
      <text:p text:style-name="Preformatted_20_Text">function init() {</text:p>
      <text:p text:style-name="Preformatted_20_Text"/>
      <text:p text:style-name="Preformatted_20_Text"><text:tab/>createFileIfNotExists</text:p>
      <text:p text:style-name="Preformatted_20_Text"><text:tab/>menu $@</text:p>
      <text:p text:style-name="Preformatted_20_Text">}</text:p>
      <text:p text:style-name="Preformatted_20_Text"/>
      <text:p text:style-name="Preformatted_20_Text">init $@</text:p>
      <text:p text:style-name="P27"/>
      <text:list xml:id="list231429496042790" text:continue-numbering="true" text:style-name="L1">
        <text:list-item>
          <text:p text:style-name="P42"><text:span text:style-name="T23">R</text:span>ealizar un script llamado '<text:span text:style-name="T11">banco</text:span><text:span text:style-name="T8">-menu</text:span><text:span text:style-name="T27">.</text:span><text:span text:style-name="T28">sh</text:span>' que sirva de interfaz del anterior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OPCIONES]</text:p>
      <text:p text:style-name="Preformatted_20_Text">DESCRIPCIÓN</text:p>
      <text:p text:style-name="Preformatted_20_Text"><text:s text:c="4"/>Añade y busca y opera con movimientos bancarios.</text:p>
      <text:p text:style-name="Preformatted_20_Text">OPCIONES</text:p>
      <text:p text:style-name="Preformatted_20_Text"><text:s text:c="4"/>-h --help <text:s text:c="2"/>Muesta esta ayuda.</text:p>
      <text:p text:style-name="Preformatted_20_Text">CODIGOS DE RETORNO</text:p>
      <text:p text:style-name="Preformatted_20_Text"><text:s text:c="5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# función menu</text:p>
      <text:p text:style-name="Preformatted_20_Text">function menu() {</text:p>
      <text:p text:style-name="Preformatted_20_Text">cat &lt;&lt; DESCRIPCION_MENU</text:p>
      <text:p text:style-name="Preformatted_20_Text"/>
      <text:p text:style-name="Preformatted_20_Text">+-----------------------------------------------------------------+</text:p>
      <text:p text:style-name="Preformatted_20_Text">| MENU DEL BANCO <text:s text:c="49"/>|</text:p>
      <text:p text:style-name="Preformatted_20_Text">+-----------------------------------------------------------------+</text:p>
      <text:p text:style-name="Preformatted_20_Text">| a - Añadir un movimiento bancario. <text:s text:c="29"/>|</text:p>
      <text:p text:style-name="Preformatted_20_Text">| s - Buscar un movimiento bancario. <text:s text:c="29"/>|</text:p>
      <text:p text:style-name="Preformatted_20_Text">| l - Listar todos los movimientos bancarios ordenados por fecha. |</text:p>
      <text:p text:style-name="Preformatted_20_Text">| t - Calcular el saldo total de la cuenta. <text:s text:c="22"/>|</text:p>
      <text:p text:style-name="Preformatted_20_Text">| e - Salir del programa. <text:s text:c="40"/>|</text:p>
      <text:p text:style-name="Preformatted_20_Text">+-----------------------------------------------------------------+</text:p>
      <text:p text:style-name="Preformatted_20_Text"/>
      <text:p text:style-name="Preformatted_20_Text">DESCRIPCION_MENU</text:p>
      <text:p text:style-name="Preformatted_20_Text">}</text:p>
      <text:p text:style-name="Preformatted_20_Text"/>
      <text:p text:style-name="Preformatted_20_Text"># función de error</text:p>
      <text:p text:style-name="Preformatted_20_Text"># <text:s text:c="3"/>$1 línea de error</text:p>
      <text:p text:style-name="Preformatted_20_Text"># <text:s text:c="3"/>$2 mensaje de error</text:p>
      <text:p text:style-name="Preformatted_20_Text">function error() {</text:p>
      <text:p text:style-name="Preformatted_20_Text"><text:s text:c="4"/>echo "$0: línea $1: $2"</text:p>
      <text:p text:style-name="Preformatted_20_Text">}</text:p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read -p "Introduce el fecha: " FECHA</text:p>
      <text:p text:style-name="Preformatted_20_Text"><text:s text:c="4"/>read -p "Introduce el concepto: " CONCEPTO</text:p>
      <text:p text:style-name="Preformatted_20_Text"><text:s text:c="4"/>read -p "Introduce la cantidad: " CANTIDAD</text:p>
      <text:p text:style-name="Preformatted_20_Text"><text:s text:c="4"/>$BANCO_SCRIPT --add $FECHA $CONCEPTO $CANTIDAD</text:p>
      <text:p text:style-name="Preformatted_20_Text"><text:s text:c="4"/>elegir_menu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 función para b<text:span text:style-name="T64">u</text:span>scar un movimiento bancario</text:p>
      <text:p text:style-name="Preformatted_20_Text">function search() {</text:p>
      <text:p text:style-name="Preformatted_20_Text"><text:s text:c="4"/>echo "BUSCAR MOVIMIENTO BANCARIO"</text:p>
      <text:p text:style-name="Preformatted_20_Text"><text:s text:c="4"/>read -p "Introduce un patrón de búsqueda: " PATRON</text:p>
      <text:p text:style-name="Preformatted_20_Text"><text:s text:c="4"/>$BANCO_SCRIPT --search $PATRON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para salir del programa</text:p>
      <text:p text:style-name="Preformatted_20_Text">function salir() {</text:p>
      <text:p text:style-name="Preformatted_20_Text"><text:s text:c="4"/>exit 0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legir_menu</text:p>
      <text:p text:style-name="Preformatted_20_Text">}</text:p>
      <text:p text:style-name="Preformatted_20_Text"/>
      <text:p text:style-name="Preformatted_20_Text"># función elegir_menu</text:p>
      <text:p text:style-name="Preformatted_20_Text">function elegir_menu() {</text:p>
      <text:p text:style-name="Preformatted_20_Text"/>
      <text:p text:style-name="Preformatted_20_Text"><text:s text:c="4"/>menu</text:p>
      <text:p text:style-name="Preformatted_20_Text"><text:s text:c="4"/>read -p "Elige una opción: " OPCION</text:p>
      <text:p text:style-name="Preformatted_20_Text"><text:s text:c="4"/>clear</text:p>
      <text:p text:style-name="Preformatted_20_Text"/>
      <text:p text:style-name="Preformatted_20_Text"><text:s text:c="4"/>case $OPCION in</text:p>
      <text:p text:style-name="Preformatted_20_Text"><text:s text:c="8"/>a) add ;;</text:p>
      <text:p text:style-name="Preformatted_20_Text"><text:s text:c="8"/>b) search ;;</text:p>
      <text:p text:style-name="Preformatted_20_Text"><text:s text:c="8"/>l) list ;;</text:p>
      <text:p text:style-name="Preformatted_20_Text"><text:s text:c="8"/>c) total ;;</text:p>
      <text:p text:style-name="Preformatted_20_Text"><text:s text:c="8"/>s) salir ;;</text:p>
      <text:p text:style-name="Preformatted_20_Text"><text:s text:c="8"/>*) opcion_invalida $OPCION;;</text:p>
      <text:p text:style-name="Preformatted_20_Text"><text:s text:c="4"/>esac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lear</text:p>
      <text:p text:style-name="Preformatted_20_Text"/>
      <text:p text:style-name="Preformatted_20_Text">elegir_menu</text:p>
      <text:p text:style-name="P21"/>
      <text:list xml:id="list231429736212358" text:continue-numbering="true" text:style-name="L1">
        <text:list-item>
          <text:p text:style-name="P47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reformatted_20_Text">#! /bin/bash</text:p>
      <text:p text:style-name="Preformatted_20_Text"/>
      <text:p text:style-name="Preformatted_20_Text"># script que añade, busca y opera con movimientos bancarios.</text:p>
      <text:p text:style-name="Preformatted_20_Text"/>
      <text:p text:style-name="Preformatted_20_Text"># variables globales</text:p>
      <text:p text:style-name="Preformatted_20_Text">BANCO_SCRIPT=./banco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<text:s/>[OPCIÓN] [PARÁMETROS]</text:p>
      <text:p text:style-name="Preformatted_20_Text"/>
      <text:p text:style-name="Preformatted_20_Text">DESCRIPCIÓN</text:p>
      <text:p text:style-name="Preformatted_20_Text"><text:s text:c="4"/>Añade, busca, lista y opera con movimientos bancarios.</text:p>
      <text:p text:style-name="Preformatted_20_Text"/>
      <text:p text:style-name="Preformatted_20_Text">OPCIONES</text:p>
      <text:p text:style-name="Preformatted_20_Text"><text:tab/>-h --help <text:s text:c="26"/>Muestra una ayuda.</text:p>
      <text:p text:style-name="Preformatted_20_Text"><text:tab/>-a --add <text:s text:c="3"/>FECHA CONCEPTO CANTIDAD Añade un movimiento bancario.</text:p>
      <text:p text:style-name="Preformatted_20_Text"><text:tab/>-s --search PATRÓN <text:s text:c="17"/>Busca un movimiento bancario.</text:p>
      <text:p text:style-name="Preformatted_20_Text"><text:tab/>-l --list <text:s text:c="26"/>Lista los movimientos bancarios ordenados por fecha.</text:p>
      <text:p text:style-name="Preformatted_20_Text"><text:tab/>-t --total <text:s text:c="25"/>Calcula el saldo total de la cuenta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la opción introducida no es válida.</text:p>
      <text:p text:style-name="Preformatted_20_Text"><text:tab/>2 si un argumento númerico no es un número.</text:p>
      <text:p text:style-name="Preformatted_20_Text"><text:tab/>3 Si el número de parámetros es erróneo.</text:p>
      <text:p text:style-name="Preformatted_20_Text"><text:tab/>4 si un argumento de tipo fecha no es una fecha.</text:p>
      <text:p text:style-name="Preformatted_20_Text"><text:tab/>5 Si hay un error de entrada/salida en $BANCO_FILE.</text:p>
      <text:p text:style-name="Preformatted_20_Text">DESCRIPCION_AYUDA</text:p>
      <text:p text:style-name="Preformatted_20_Text">}</text:p>
      <text:p text:style-name="Preformatted_20_Text"/>
      <text:p text:style-name="Preformatted_20_Text"/>
      <text:p text:style-name="Preformatted_20_Text"># función para añadir un movimiento bancario</text:p>
      <text:p text:style-name="Preformatted_20_Text">function add() {</text:p>
      <text:p text:style-name="Preformatted_20_Text"><text:s text:c="4"/>echo "AÑADIR UN MOVIMIENTO BANCARIO"</text:p>
      <text:p text:style-name="Preformatted_20_Text"><text:s text:c="4"/>$BANCO_SCRIPT --add $@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búscar un movimiento bancario</text:p>
      <text:p text:style-name="Preformatted_20_Text">function search() {</text:p>
      <text:p text:style-name="Preformatted_20_Text"><text:s text:c="4"/>echo "BUSCAR MOVIMIENTO BANCARIO ($1)"</text:p>
      <text:p text:style-name="Preformatted_20_Text"><text:s text:c="4"/>$BANCO_SCRIPT --search $1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para listar movimientos bancarios ordenados por mes y día</text:p>
      <text:p text:style-name="Preformatted_20_Text">function list() {</text:p>
      <text:p text:style-name="Preformatted_20_Text"><text:s text:c="4"/>echo "LISTAR ORDENADO POR FECHA"</text:p>
      <text:p text:style-name="Preformatted_20_Text"><text:s text:c="4"/>$BANCO_SCRIPT --list</text:p>
      <text:p text:style-name="Preformatted_20_Text"><text:s text:c="4"/>echo "-----------------------------"</text:p>
      <text:p text:style-name="Preformatted_20_Text">}</text:p>
      <text:p text:style-name="Text_20_body"/>
      <text:p text:style-name="P53"># función para mostrar el saldo total de la cuenta</text:p>
      <text:p text:style-name="Preformatted_20_Text">function total() {</text:p>
      <text:p text:style-name="Preformatted_20_Text"><text:s text:c="4"/>echo "SALDO TOTAL DE LA CUENTA"</text:p>
      <text:p text:style-name="Preformatted_20_Text"><text:s text:c="4"/>$BANCO_SCRIPT --total</text:p>
      <text:p text:style-name="Preformatted_20_Text"><text:s text:c="4"/>echo "-----------------------------"</text:p>
      <text:p text:style-name="Preformatted_20_Text">}</text:p>
      <text:p text:style-name="Preformatted_20_Text"/>
      <text:p text:style-name="Preformatted_20_Text"># función opción invalida</text:p>
      <text:p text:style-name="Preformatted_20_Text">function opcion_invalida() {</text:p>
      <text:p text:style-name="Preformatted_20_Text"><text:s text:c="4"/>echo "Opción '$1' inválida."</text:p>
      <text:p text:style-name="Preformatted_20_Text"><text:s text:c="4"/>exit 6</text:p>
      <text:p text:style-name="Preformatted_20_Text">}</text:p>
      <text:p text:style-name="Preformatted_20_Text"/>
      <text:p text:style-name="Preformatted_20_Text">while getopts "ha:s:lt" option ; do </text:p>
      <text:p text:style-name="Preformatted_20_Text"><text:s text:c="4"/>case "$option" in </text:p>
      <text:p text:style-name="Preformatted_20_Text"><text:s text:c="8"/>h) ayuda ;;</text:p>
      <text:p text:style-name="Preformatted_20_Text"><text:s text:c="8"/>a) add $OPTARG ;;</text:p>
      <text:p text:style-name="Preformatted_20_Text"><text:s text:c="8"/>s) search $OPTARG ;;</text:p>
      <text:p text:style-name="Preformatted_20_Text"><text:s text:c="8"/>l) list ;;</text:p>
      <text:p text:style-name="Preformatted_20_Text"><text:s text:c="8"/>t) total ;;</text:p>
      <text:p text:style-name="Preformatted_20_Text"><text:s text:c="8"/>*) opcion_invalida $option ;;</text:p>
      <text:p text:style-name="Preformatted_20_Text"><text:s text:c="4"/>esac</text:p>
      <text:p text:style-name="Preformatted_20_Text">done</text:p>
      <text:p text:style-name="P30"/>
      <text:p text:style-name="P45">0<text:span text:style-name="T58">4</text:span> - Demonios</text:p>
      <text:list xml:id="list231429948548128" text:continue-numbering="true" text:style-name="L1">
        <text:list-item>
          <text:p text:style-name="P18">Realizar un demonio llamado '<text:span text:style-name="T8">alerta</text:span>' <text:span text:style-name="T22">que escriba la fecha cada X segundos en un log llamado '</text:span><text:span text:style-name="T31">~/</text:span><text:span text:style-name="T9">alerta.log</text:span><text:span text:style-name="T22">'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[SEGUNDOS]</text:p>
      <text:p text:style-name="Preformatted_20_Text">DESCRIPCION</text:p>
      <text:p text:style-name="Preformatted_20_Text"><text:s text:c="4"/>Escribe la fecha cada X segundos en el log '~/alerta.log'</text:p>
      <text:p text:style-name="Preformatted_20_Text">CODIGOS DE RETORNO</text:p>
      <text:p text:style-name="Preformatted_20_Text"><text:s text:c="4"/>0 Si no hay ningún error</text:p>
      <text:p text:style-name="Preformatted_20_Text">DESCRIPCION_AYUDA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function main() {</text:p>
      <text:p text:style-name="Preformatted_20_Text"/>
      <text:p text:style-name="Preformatted_20_Text"><text:s text:c="4"/>DEFAULT=2</text:p>
      <text:p text:style-name="Preformatted_20_Text"/>
      <text:p text:style-name="Preformatted_20_Text"><text:s text:c="4"/># comprobar que SEGUNDOS es un número</text:p>
      <text:p text:style-name="Preformatted_20_Text"><text:s text:c="4"/>if [ "$SEGUNDOS" != "0" -a "`echo $SEGUNDOS | awk '{ print $1 * 1 }'`" != "$SEGUNDOS" ]; then</text:p>
      <text:p text:style-name="Preformatted_20_Text"><text:s text:c="8"/>echo "El parámetro '$1' no es un número. Se cogerá el valor por defecto ($DEFAULT)"</text:p>
      <text:p text:style-name="Preformatted_20_Text"><text:s text:c="8"/>SEGUNDOS=$DEFAULT</text:p>
      <text:p text:style-name="Preformatted_20_Text"><text:s text:c="4"/>fi</text:p>
      <text:p text:style-name="Preformatted_20_Text"/>
      <text:p text:style-name="Preformatted_20_Text"><text:s text:c="4"/># reinicio alerta.log</text:p>
      <text:p text:style-name="Preformatted_20_Text"><text:s text:c="4"/>echo "" &gt; ~/alerta.log</text:p>
      <text:p text:style-name="Preformatted_20_Text"/>
      <text:p text:style-name="Preformatted_20_Text"><text:s text:c="4"/>while [ true ]; do</text:p>
      <text:p text:style-name="Preformatted_20_Text"><text:s text:c="8"/>date +%d/%m/%Y" "%H:%M:%S &gt;&gt; ~/alerta.log</text:p>
      <text:p text:style-name="Preformatted_20_Text"><text:s text:c="8"/>sleep $SEGUNDOS</text:p>
      <text:p text:style-name="Preformatted_20_Text"><text:s text:c="4"/>done</text:p>
      <text:p text:style-name="Preformatted_20_Text">}</text:p>
      <text:p text:style-name="Preformatted_20_Text"/>
      <text:p text:style-name="Preformatted_20_Text">echo $$</text:p>
      <text:p text:style-name="Preformatted_20_Text"/>
      <text:p text:style-name="Preformatted_20_Text">main $1</text:p>
      <text:p text:style-name="P28"/>
      <text:list xml:id="list231429812604288" text:continue-numbering="true" text:style-name="L1">
        <text:list-item>
          <text:p text:style-name="P43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reformatted_20_Text">#! /bin/bash</text:p>
      <text:p text:style-name="Preformatted_20_Text"/>
      <text:p text:style-name="Preformatted_20_Text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s text:c="4"/>$0 start|stop|restart|status</text:p>
      <text:p text:style-name="Preformatted_20_Text"/>
      <text:p text:style-name="Preformatted_20_Text">DESCRIPCIÓN</text:p>
      <text:p text:style-name="Preformatted_20_Text"><text:s text:c="4"/>Muestra que arraca, para, relanza y nos muestra el estado de 'alerta'.</text:p>
      <text:p text:style-name="Preformatted_20_Text"/>
      <text:p text:style-name="Preformatted_20_Text">CÓDIGOS DE RETORNO</text:p>
      <text:p text:style-name="Preformatted_20_Text"><text:s text:c="4"/>0 Si no hay ningún error.</text:p>
      <text:p text:style-name="Preformatted_20_Text">DESCRIPCION_AYUDA</text:p>
      <text:p text:style-name="Preformatted_20_Text">}</text:p>
      <text:p text:style-name="Preformatted_20_Text"/>
      <text:p text:style-name="Preformatted_20_Text">DAEMON=alerta</text:p>
      <text:p text:style-name="Preformatted_20_Text">PIDFILE=/tmp/$DAEMON.pid</text:p>
      <text:p text:style-name="Preformatted_20_Text"/>
      <text:p text:style-name="Preformatted_20_Text"># función que arranca 'alerta'</text:p>
      <text:p text:style-name="Preformatted_20_Text">function do_start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9"/>echo "El proceso ya se está ejecutando."</text:p>
      <text:p text:style-name="Preformatted_20_Text"><text:s text:c="9"/>exit 0;</text:p>
      <text:p text:style-name="Preformatted_20_Text"><text:s text:c="4"/>fi</text:p>
      <text:p text:style-name="Preformatted_20_Text"><text:s text:c="4"/>./$DAEMON &amp;</text:p>
      <text:p text:style-name="Preformatted_20_Text"><text:s text:c="4"/>echo $! &gt; $PIDFILE</text:p>
      <text:p text:style-name="Preformatted_20_Text"><text:s text:c="4"/>echo "Ejecutandose..."</text:p>
      <text:p text:style-name="Preformatted_20_Text">}</text:p>
      <text:p text:style-name="Preformatted_20_Text"/>
      <text:p text:style-name="Preformatted_20_Text"># función que para 'alerta'</text:p>
      <text:p text:style-name="Preformatted_20_Text">function do_stop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kill -9 `cat $PIDFILE`</text:p>
      <text:p text:style-name="Preformatted_20_Text"><text:s text:c="8"/>rm $PIDFILE</text:p>
      <text:p text:style-name="Preformatted_20_Text"><text:s text:c="4"/>fi</text:p>
      <text:p text:style-name="Preformatted_20_Text"><text:s text:c="4"/>echo "Parado."</text:p>
      <text:p text:style-name="Preformatted_20_Text">}</text:p>
      <text:p text:style-name="Preformatted_20_Text"/>
      <text:p text:style-name="Preformatted_20_Text"># función que para y arrance 'alerta'</text:p>
      <text:p text:style-name="Preformatted_20_Text">function do_restart() {</text:p>
      <text:p text:style-name="Preformatted_20_Text"/>
      <text:p text:style-name="Preformatted_20_Text"><text:s text:c="4"/>do_stop</text:p>
      <text:p text:style-name="Preformatted_20_Text"><text:s text:c="4"/>do_start</text:p>
      <text:p text:style-name="P52">}</text:p>
      <text:p text:style-name="P52"/>
      <text:p text:style-name="P54"># función que muestra el estado de 'alerta'</text:p>
      <text:p text:style-name="Preformatted_20_Text">function do_status() {</text:p>
      <text:p text:style-name="Preformatted_20_Text"/>
      <text:p text:style-name="Preformatted_20_Text"><text:s text:c="4"/># si exite el fichero</text:p>
      <text:p text:style-name="Preformatted_20_Text"><text:s text:c="4"/>if [ -e $PIDFILE ]; then</text:p>
      <text:p text:style-name="Preformatted_20_Text"><text:s text:c="8"/>echo "Ejecutandose..."</text:p>
      <text:p text:style-name="Preformatted_20_Text"><text:s text:c="4"/>else</text:p>
      <text:p text:style-name="Preformatted_20_Text"><text:s text:c="8"/>echo "Parado."</text:p>
      <text:p text:style-name="Preformatted_20_Text"><text:s text:c="4"/>fi</text:p>
      <text:p text:style-name="Preformatted_20_Text">}</text:p>
      <text:p text:style-name="Preformatted_20_Text"/>
      <text:p text:style-name="Preformatted_20_Text"># si primer parámetro == '-h' o == '--help'</text:p>
      <text:p text:style-name="Preformatted_20_Text">if [ "$1" == "-h" -o "$1" == "--help" ]; then</text:p>
      <text:p text:style-name="Preformatted_20_Text"><text:s text:c="4"/>ayuda</text:p>
      <text:p text:style-name="Preformatted_20_Text"><text:s text:c="4"/>exit 0</text:p>
      <text:p text:style-name="Preformatted_20_Text">fi</text:p>
      <text:p text:style-name="Preformatted_20_Text"/>
      <text:p text:style-name="Preformatted_20_Text">case $1 in</text:p>
      <text:p text:style-name="Preformatted_20_Text"><text:s text:c="4"/>start)</text:p>
      <text:p text:style-name="Preformatted_20_Text"><text:s text:c="6"/>do_start ;;</text:p>
      <text:p text:style-name="Preformatted_20_Text"><text:s text:c="4"/>stop)</text:p>
      <text:p text:style-name="Preformatted_20_Text"><text:s text:c="6"/>do_stop ;;</text:p>
      <text:p text:style-name="Preformatted_20_Text"><text:s text:c="4"/>restart)</text:p>
      <text:p text:style-name="Preformatted_20_Text"><text:s text:c="6"/>do_restart ;;</text:p>
      <text:p text:style-name="Preformatted_20_Text"><text:s text:c="4"/>status)</text:p>
      <text:p text:style-name="Preformatted_20_Text"><text:s text:c="6"/>do_status ;;</text:p>
      <text:p text:style-name="Preformatted_20_Text"><text:s text:c="4"/>*)</text:p>
      <text:p text:style-name="Preformatted_20_Text"><text:s text:c="6"/>echo "Parámetro '$1' incorrecto." ;;</text:p>
      <text:p text:style-name="Preformatted_20_Text">esac</text:p>
      <text:p text:style-name="P35"><text:span text:style-name="T54">05 - </text:span><text:span text:style-name="T57">Copias</text:span></text:p>
      <text:list xml:id="list231428437663117" text:continue-numbering="true" text:style-name="L1">
        <text:list-item>
          <text:p text:style-name="P19">Realizar un script llamado '<text:span text:style-name="T7">copia-total</text:span>' que empaquete y comprima el contenido de la carpeta '<text:span text:style-name="T8">~/</text:span><text:span text:style-name="T14">carpeta_a_copiar</text:span>' en un fichero llamado '<text:span text:style-name="T7">tot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mprimido</text:p>
      <text:p text:style-name="Preformatted_20_Text">FICHERO_COMPRIMIDO=$RUTA_FICHEROS/total-$FECHA.tar.zip</text:p>
      <text:p text:style-name="Preformatted_20_Text"/>
      <text:p text:style-name="Preformatted_20_Text"># variable con el directorio que queremos copiar y comprimir</text:p>
      <text:p text:style-name="Preformatted_20_Text">DIRECTORIO_A_COPIAR=~/directorio_a_copiar</text:p>
      <text:p text:style-name="Preformatted_20_Text"/>
      <text:p text:style-name="P52">############################################################</text:p>
      <text:p text:style-name="P52"># FIN VARIABLES</text:p>
      <text:p text:style-name="P52">############################################################</text:p>
      <text:p text:style-name="P54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xte el directorio de los ficheros lo creamos</text:p>
      <text:p text:style-name="Preformatted_20_Text">if [ ! -d $RUTA_FICHEROS ]; then</text:p>
      <text:p text:style-name="Preformatted_20_Text"><text:tab/>mkdirs $RUTA_FICHEROS</text:p>
      <text:p text:style-name="Preformatted_20_Text">fi</text:p>
      <text:p text:style-name="Preformatted_20_Text"/>
      <text:p text:style-name="Preformatted_20_Text"># guardar la fecha de la última copia total en FICHERO_ULTIMA_COPIA_TOTAL</text:p>
      <text:p text:style-name="Preformatted_20_Text">echo $FECHA &gt; $FICHERO_ULTIMA_COPIA_TOTAL</text:p>
      <text:p text:style-name="Preformatted_20_Text"/>
      <text:p text:style-name="Preformatted_20_Text"># empaquetamos y comprimimos el DIRECTORIO_A_COPIAR en FICHERO_COMPRIMIDO (mediante zip)</text:p>
      <text:p text:style-name="Preformatted_20_Text">zip -r $FICHERO_COMPRIMIDO $DIRECTORIO_A_COPIAR</text:p>
      <text:list xml:id="list231429471466682" text:continue-numbering="true" text:style-name="L1">
        <text:list-item>
          <text:p text:style-name="P19">Realizar un script llamado '<text:span text:style-name="T7">copia-diferencial</text:span>' que empaquete y comprima los ficheros de la carpeta '<text:span text:style-name="T8">~/</text:span><text:span text:style-name="T14">carpeta_a_copiar</text:span>' modificados desde la última <text:span text:style-name="T65">copia total</text:span> (si no existe copia total no hacer nada) en un fichero llamado '<text:span text:style-name="T7">diferenci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 script que empaqueta y comprime los ficheros modificados</text:p>
      <text:p text:style-name="Preformatted_20_Text"># desde la última copia-incremental si existe y es la copia más reciente</text:p>
      <text:p text:style-name="Preformatted_20_Text"># sino desde la última copia-diferencial si existe y es la copia más reciente</text:p>
      <text:p text:style-name="Preformatted_20_Text"># sino desde la última copia-total si existe</text:p>
      <text:p text:style-name="Preformatted_20_Text"># en un fichero llamado diferencial-aaaa.mm.dd-HH.MM.SS.tar.zip</text:p>
      <text:p text:style-name="Preformatted_20_Text"># en la carpeta /root/copia_seguridad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n la fecha de la última copia diferencial</text:p>
      <text:p text:style-name="Preformatted_20_Text">FICHERO_ULTIMA_COPIA_DIFERENCIAL=$RUTA_FICHEROS/fecha-ultima-copia-diferencial.txt</text:p>
      <text:p text:style-name="Preformatted_20_Text"/>
      <text:p text:style-name="Preformatted_20_Text"># variable con el fichero comprimido</text:p>
      <text:p text:style-name="Preformatted_20_Text">FICHERO_COMPRIMIDO=$RUTA_FICHEROS/diferencial-$FECHA.tar.zip</text:p>
      <text:p text:style-name="Preformatted_20_Text"/>
      <text:p text:style-name="Preformatted_20_Text"># variable con eldirectorio que queremos copiar y comprimir</text:p>
      <text:p text:style-name="Preformatted_20_Text">DIRECTORIO_A_COPIAR=~/directorio_a_copiar</text:p>
      <text:p text:style-name="Preformatted_20_Text"/>
      <text:p text:style-name="Preformatted_20_Text">############################################################</text:p>
      <text:p text:style-name="Preformatted_20_Text"># FIN VARIABLES</text:p>
      <text:p text:style-name="Preformatted_20_Text">############################################################</text:p>
      <text:p text:style-name="Text_20_body"/>
      <text:p text:style-name="Text_20_body"/>
      <text:p text:style-name="P53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TOTAL mostramos un error y paramos la ejecución</text:p>
      <text:p text:style-name="Preformatted_20_Text">if [ ! -e $FICHERO_ULTIMA_COPIA_TOTAL ]; then</text:p>
      <text:p text:style-name="Preformatted_20_Text"><text:tab/>echo "No hay última copia total."</text:p>
      <text:p text:style-name="Preformatted_20_Text"><text:tab/>exit 1</text:p>
      <text:p text:style-name="Preformatted_20_Text">fi</text:p>
      <text:p text:style-name="Preformatted_20_Text"/>
      <text:p text:style-name="Preformatted_20_Text"># si no exixte el directorio de los ficheros lo creamos</text:p>
      <text:p text:style-name="Preformatted_20_Text">if [ ! -d $RUTA_FICHEROS ]; then</text:p>
      <text:p text:style-name="Preformatted_20_Text"><text:tab/>mkdirs $RUTA_FICHEROS</text:p>
      <text:p text:style-name="Preformatted_20_Text">fi</text:p>
      <text:p text:style-name="Preformatted_20_Text"/>
      <text:p text:style-name="Preformatted_20_Text"># guardar la fecha de la última copia diferencial en FICHERO_ULTIMA_COPIA_DIFERENCIAL</text:p>
      <text:p text:style-name="Preformatted_20_Text">echo $FECHA &gt; $FICHERO_ULTIMA_COPIA_DIFERENCIAL</text:p>
      <text:p text:style-name="Preformatted_20_Text"/>
      <text:p text:style-name="Preformatted_20_Text"># empaquetamos y comprimimos los ficheros modificados desde la última copia total</text:p>
      <text:p text:style-name="Preformatted_20_Text">find $DIRECTORIO_A_COPIAR/* -newer $FICHERO_ULTIMA_COPIA_TOTAL | zip -@ $FICHERO_COMPRIMIDO</text:p>
      <text:list xml:id="list231429509483056" text:continue-numbering="true" text:style-name="L1">
        <text:list-item>
          <text:p text:style-name="P19">Realizar un script llamado '<text:span text:style-name="T7">copia-incremental</text:span>' que empaquete y comprima los ficheros de la carpeta '<text:span text:style-name="T8">~/</text:span><text:span text:style-name="T14">carpeta_a_copiar</text:span>' modificados desde la última <text:span text:style-name="T7">copia incremental </text:span>(si no existe copia incremental, desde la última copia total, y si no existe copia total no hacer nada) en un fichero llamado '<text:span text:style-name="T7">incremental-aaaa.mm.dd-HH.MM.SS.tar.zip</text:span>' en la carpeta '<text:span text:style-name="T15">~</text:span><text:span text:style-name="T7">/copia_seguridad</text:span>'.</text:p>
        </text:list-item>
      </text:list>
      <text:p text:style-name="Preformatted_20_Text">#! /bin/bash</text:p>
      <text:p text:style-name="Preformatted_20_Text"/>
      <text:p text:style-name="Preformatted_20_Text"># script que empaqueta y comprime los ficheros modificados desde la última</text:p>
      <text:p text:style-name="Preformatted_20_Text"># copia ya sea incremental, diferencial o total de la carpeta /root/logs/</text:p>
      <text:p text:style-name="Preformatted_20_Text"># en un fichero llamado diferencial-aaaa.mm.dd-HH.MM.SS.tar.zip</text:p>
      <text:p text:style-name="Preformatted_20_Text"># en la carpeta /root/copia_seguridad</text:p>
      <text:p text:style-name="Preformatted_20_Text"/>
      <text:p text:style-name="Preformatted_20_Text">############################################################</text:p>
      <text:p text:style-name="Preformatted_20_Text"># INICIO VARIABLES</text:p>
      <text:p text:style-name="Preformatted_20_Text">############################################################</text:p>
      <text:p text:style-name="Preformatted_20_Text"/>
      <text:p text:style-name="Preformatted_20_Text"># variable con la fecha en el formato indicado (aaaa.mm.dd-HH.MM.SS)</text:p>
      <text:p text:style-name="Preformatted_20_Text">FECHA=`date +%Y.%m.%d-%H.%M.%S`</text:p>
      <text:p text:style-name="Preformatted_20_Text"/>
      <text:p text:style-name="Preformatted_20_Text"># variable con la ruta de los ficheros</text:p>
      <text:p text:style-name="Preformatted_20_Text">RUTA_FICHEROS=~/copia_seguridad</text:p>
      <text:p text:style-name="Preformatted_20_Text"/>
      <text:p text:style-name="Preformatted_20_Text"># variable con el fichero con la fecha de la última copia total</text:p>
      <text:p text:style-name="Preformatted_20_Text">FICHERO_ULTIMA_COPIA_TOTAL=$RUTA_FICHEROS/fecha-ultima-copia-total.txt</text:p>
      <text:p text:style-name="Preformatted_20_Text"/>
      <text:p text:style-name="Preformatted_20_Text"># variable con el fichero con la fecha de la última copia diferencial</text:p>
      <text:p text:style-name="Preformatted_20_Text">FICHERO_ULTIMA_COPIA_DIFERENCIAL=$RUTA_FICHEROS/fecha-ultima-copia-diferencial.txt</text:p>
      <text:p text:style-name="Preformatted_20_Text"/>
      <text:p text:style-name="Preformatted_20_Text"># variable con el fichero con la fecha de la última copia incremental</text:p>
      <text:p text:style-name="Preformatted_20_Text">FICHERO_ULTIMA_COPIA_INCREMENTAL=$RUTA_FICHEROS/fecha-ultima-copia-incremental.txt</text:p>
      <text:p text:style-name="Preformatted_20_Text"/>
      <text:p text:style-name="Preformatted_20_Text"><text:soft-page-break/># variable con el fichero comprimido</text:p>
      <text:p text:style-name="Preformatted_20_Text">FICHERO_COMPRIMIDO=$RUTA_FICHEROS/diferencial-$FECHA.tar.zip</text:p>
      <text:p text:style-name="Preformatted_20_Text"/>
      <text:p text:style-name="Preformatted_20_Text"># variable con eldirectorio que queremos copiar y comprimir</text:p>
      <text:p text:style-name="Preformatted_20_Text">DIRECTORIO_A_COPIAR=~/directorio_a_copiar</text:p>
      <text:p text:style-name="Preformatted_20_Text"/>
      <text:p text:style-name="Preformatted_20_Text">############################################################</text:p>
      <text:p text:style-name="Preformatted_20_Text"># FIN VARIABLES</text:p>
      <text:p text:style-name="Preformatted_20_Text">############################################################</text:p>
      <text:p text:style-name="Preformatted_20_Text"/>
      <text:p text:style-name="Preformatted_20_Text">############################################################</text:p>
      <text:p text:style-name="Preformatted_20_Text"># INICIO FUNCIONES</text:p>
      <text:p text:style-name="Preformatted_20_Text">############################################################</text:p>
      <text:p text:style-name="Preformatted_20_Text"/>
      <text:p text:style-name="Preformatted_20_Text"># función que empaqueta y comprime los ficheros modificados</text:p>
      <text:p text:style-name="Preformatted_20_Text"># desde la última copía incremental</text:p>
      <text:p text:style-name="Preformatted_20_Text">function copia_desde_ultima_incremental() {</text:p>
      <text:p text:style-name="Preformatted_20_Text"/>
      <text:p text:style-name="Preformatted_20_Text"><text:tab/># empaqueta y comprime los ficheros modificados desde la última copia incremental</text:p>
      <text:p text:style-name="Preformatted_20_Text"><text:tab/>find $DIRECTORIO_A_COPIAR/*.txt -newer $FICHERO_ULTIMA_INCREMENTAL | zip -@ $FICHERO_COMPRIMIDO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Preformatted_20_Text"/>
      <text:p text:style-name="Preformatted_20_Text"># función que empaqueta y comprime los ficheros modificados</text:p>
      <text:p text:style-name="Preformatted_20_Text"># desde la última copía diferencial</text:p>
      <text:p text:style-name="Preformatted_20_Text">function copia_desde_ultima_diferencial() {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empaqueta y comprime los ficheros modificados desde la última copia diferencial</text:p>
      <text:p text:style-name="Preformatted_20_Text"><text:tab/>find $DIRECTORIO_A_COPIAR/*.txt -newer $FICHERO_ULTIMA_DIFERENCIAL | zip -@ $FICHERO_COMPRIMIDO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Text_20_body"/>
      <text:p text:style-name="Text_20_body"/>
      <text:p text:style-name="P53"># función que empaqueta y comprime los ficheros modificados</text:p>
      <text:p text:style-name="Preformatted_20_Text"># desde la última copía total</text:p>
      <text:p text:style-name="Preformatted_20_Text">function copia_desde_ultima_total() {</text:p>
      <text:p text:style-name="Preformatted_20_Text"/>
      <text:p text:style-name="Preformatted_20_Text"><text:tab/># guardar la fecha de la última copia incremental en FICHERO_ULTIMA_COPIA_INCREMENTAL</text:p>
      <text:p text:style-name="Preformatted_20_Text"><text:tab/>echo $FECHA &gt; $FICHERO_ULTIMA_COPIA_INCREMENTAL</text:p>
      <text:p text:style-name="Preformatted_20_Text"/>
      <text:p text:style-name="Preformatted_20_Text"><text:tab/># empaqueta y comprime los ficheros modificados desde la última copia total</text:p>
      <text:p text:style-name="Preformatted_20_Text"><text:tab/>find $DIRECTORIO_A_COPIAR/*.txt -newer $FICHERO_ULTIMA_COPIA | zip -@ $FICHERO_COMPRIMIDO</text:p>
      <text:p text:style-name="Preformatted_20_Text"/>
      <text:p text:style-name="Preformatted_20_Text"><text:tab/># salimos</text:p>
      <text:p text:style-name="Preformatted_20_Text"><text:tab/>exit 0</text:p>
      <text:p text:style-name="Preformatted_20_Text">}</text:p>
      <text:p text:style-name="Preformatted_20_Text"/>
      <text:p text:style-name="Preformatted_20_Text">############################################################</text:p>
      <text:p text:style-name="Preformatted_20_Text"># FIN FUNCIONES</text:p>
      <text:p text:style-name="Preformatted_20_Text">############################################################</text:p>
      <text:p text:style-name="Preformatted_20_Text"/>
      <text:p text:style-name="Preformatted_20_Text"># si no exixte el directorio a copiar mostramos un error y paramos la ejecución</text:p>
      <text:p text:style-name="Preformatted_20_Text">if [ ! -d $DIRECTORIO_A_COPIAR ]; then</text:p>
      <text:p text:style-name="Preformatted_20_Text"><text:tab/>echo "No exixte el directorio a copiar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TOTAL mostramos un error y paramos la ejecución</text:p>
      <text:p text:style-name="Preformatted_20_Text">if [ ! -e $FICHERO_ULTIMA_COPIA_TOTAL ]; then</text:p>
      <text:p text:style-name="Preformatted_20_Text"><text:tab/>echo "No hay última copia total."</text:p>
      <text:p text:style-name="Preformatted_20_Text"><text:tab/>exit 1</text:p>
      <text:p text:style-name="Preformatted_20_Text">fi</text:p>
      <text:p text:style-name="Preformatted_20_Text"/>
      <text:p text:style-name="Preformatted_20_Text"># si no existe el FICHERO_ULTIMA_COPIA_INCREMENTAL</text:p>
      <text:p text:style-name="Preformatted_20_Text">if [ ! -e $FICHERO_ULTIMA_COPIA_INCREMENTAL ]; then</text:p>
      <text:p text:style-name="Preformatted_20_Text"><text:tab/>copia_desde_ultima_total</text:p>
      <text:p text:style-name="Preformatted_20_Text">fi</text:p>
      <text:list xml:id="list231429218480850" text:continue-numbering="true" text:style-name="L1">
        <text:list-item>
          <text:p text:style-name="P19">Modificar el fichero '<text:span text:style-name="T21">miCr</text:span><text:span text:style-name="T7">ontab</text:span>' para <text:span text:style-name="T66">que</text:span> <text:span text:style-name="T68">imprima la fecha en el fichero '</text:span><text:span text:style-name="T16">~/ultimo-crontab.txt</text:span><text:span text:style-name="T68">' </text:span>cada minuto<text:span text:style-name="T69">, y ejecutarlo con crontab</text:span>.</text:p>
        </text:list-item>
      </text:list>
      <text:p text:style-name="Preformatted_20_Text">######################################################</text:p>
      <text:p text:style-name="Preformatted_20_Text"># minuto (0-59), <text:s text:c="36"/>#</text:p>
      <text:p text:style-name="Preformatted_20_Text"># | <text:s/>hora (0-23), <text:s text:c="35"/>#</text:p>
      <text:p text:style-name="Preformatted_20_Text"># | <text:s/>| <text:s/>día del mes (1-31), <text:s text:c="25"/>#</text:p>
      <text:p text:style-name="Preformatted_20_Text"># | <text:s/>| <text:s/>| <text:s/>mes (1-12), <text:s text:c="30"/>#</text:p>
      <text:p text:style-name="Preformatted_20_Text"># | <text:s/>| <text:s/>| <text:s/>| <text:s/>día de la semana (0-6 donde 0=Domingo) #</text:p>
      <text:p text:style-name="Preformatted_20_Text"># | <text:s/>| <text:s/>| <text:s/>| <text:s/>| <text:s/>comandos <text:s text:c="27"/>#</text:p>
      <text:p text:style-name="Preformatted_20_Text"># | <text:s/>| <text:s/>| <text:s/>| <text:s/>| <text:s/>| <text:s text:c="34"/>#</text:p>
      <text:p text:style-name="Preformatted_20_Text">######################################################</text:p>
      <text:p text:style-name="Preformatted_20_Text"><text:s text:c="2"/>* <text:s/>* <text:s/>* <text:s/>* <text:s/>* <text:s/>date &gt; ~/ultimo-crontab.txt</text:p>
      <text:p text:style-name="P31"/>
      <text:p text:style-name="P46">06 - <text:span text:style-name="T70">Varios</text:span></text:p>
      <text:list xml:id="list231429825143543" text:continue-numbering="true" text:style-name="L1">
        <text:list-item>
          <text:p text:style-name="P33">Crear un script llamado '<text:span text:style-name="T8">array.sh</text:span>' que declare un array, lo rellene con datos y luego itere sobre el mismo para mostrar los datos.</text:p>
        </text:list-item>
      </text:list>
      <text:p text:style-name="Preformatted_20_Text">declare -a ARRAY;</text:p>
      <text:p text:style-name="Preformatted_20_Text"/>
      <text:p text:style-name="Preformatted_20_Text">ARRAY=("cero" "uno" [3]="tres")</text:p>
      <text:p text:style-name="Preformatted_20_Text">ARRAY[2]="dos"</text:p>
      <text:p text:style-name="Preformatted_20_Text"/>
      <text:p text:style-name="Preformatted_20_Text">LENGTH=${#ARRAY[*]}</text:p>
      <text:p text:style-name="Preformatted_20_Text"/>
      <text:p text:style-name="Preformatted_20_Text">for (( i=0; i&lt;LENGTH; i++ )); do</text:p>
      <text:p text:style-name="Preformatted_20_Text"><text:s text:c="4"/>echo $i=${ARRAY[i]}</text:p>
      <text:p text:style-name="Preformatted_20_Text">done</text:p>
      <text:list xml:id="list231428378413074" text:continue-numbering="true" text:style-name="L1">
        <text:list-item>
          <text:p text:style-name="P34"><text:span text:style-name="T71">Real</text:span><text:span text:style-name="T36">izar a mano un fichero '</text:span><text:span text:style-name="T26">roles</text:span><text:span text:style-name="T32">.csv</text:span><text:span text:style-name="T36">' con los siguientes datos:</text:span></text:p>
        </text:list-item>
      </text:list>
      <text:p text:style-name="Preformatted_20_Text">Pepito:Jefe,Sistemas </text:p>
      <text:p text:style-name="Preformatted_20_Text">Fulanito:Jefe,<text:span text:style-name="T72">Desarrollo</text:span> </text:p>
      <text:p text:style-name="Preformatted_20_Text">Menganito:Operario,Sistemas,<text:span text:style-name="T72">Desarrollo</text:span></text:p>
      <text:p text:style-name="P10"/>
      <text:list xml:id="list231429178735397" text:continue-numbering="true" text:style-name="L1">
        <text:list-item>
          <text:p text:style-name="P22">Realizar <text:span text:style-name="T73">un script</text:span> '<text:span text:style-name="T17">roles-</text:span><text:span text:style-name="T18">sin</text:span><text:span text:style-name="T17">-awk</text:span><text:span text:style-name="T8">.sh</text:span>', <text:span text:style-name="T74">que, sin utilizar awk, </text:span>al final obtengamos algo parecido a esto:</text:p>
        </text:list-item>
      </text:list>
      <text:p text:style-name="P13">Desarrollo </text:p>
      <text:p text:style-name="P13"><text:s/>-&gt; Fulanito Menganito </text:p>
      <text:p text:style-name="P13">Operario </text:p>
      <text:p text:style-name="P13"><text:s/>-&gt; Menganito </text:p>
      <text:p text:style-name="P13">Sistemas </text:p>
      <text:p text:style-name="P13"><text:s/>-&gt; Pepito Menganito </text:p>
      <text:p text:style-name="P13">Jefe </text:p>
      <text:p text:style-name="P13"><text:s/>-&gt; Pepito Fulanito</text:p>
      <text:p text:style-name="P11"/>
      <text:p text:style-name="Preformatted_20_Text">ROLES_FILE=./roles.csv</text:p>
      <text:p text:style-name="Preformatted_20_Text"/>
      <text:p text:style-name="Preformatted_20_Text">ROLES=`cut -d : -f 2 $ROLES_FILE | sed 's/,/\n/g' | sort | uniq`</text:p>
      <text:p text:style-name="Preformatted_20_Text"/>
      <text:p text:style-name="Preformatted_20_Text">for ROL in $ROLES; do</text:p>
      <text:p text:style-name="Preformatted_20_Text"/>
      <text:p text:style-name="Preformatted_20_Text"><text:s text:c="4"/>echo $ROL</text:p>
      <text:p text:style-name="Preformatted_20_Text"><text:s text:c="4"/>NAMES=`grep -E $ROL $ROLES_FILE | cut -d : -f 1`</text:p>
      <text:p text:style-name="Preformatted_20_Text"/>
      <text:p text:style-name="Preformatted_20_Text"><text:s text:c="4"/>echo " -&gt; "$NAMES</text:p>
      <text:p text:style-name="Preformatted_20_Text">done</text:p>
      <text:p text:style-name="P29"><text:span text:style-name="T37"/></text:p>
      <text:list xml:id="list231428999569076" text:continue-numbering="true" text:style-name="L1">
        <text:list-item>
          <text:p text:style-name="P44"><text:span text:style-name="T37">Realizar un fichero '</text:span><text:span text:style-name="T33">roles</text:span><text:span text:style-name="T34">.awk</text:span><text:span text:style-name="T37">' y su correspondiente interfaz '</text:span><text:span text:style-name="T33">roles-</text:span><text:span text:style-name="T35">con</text:span><text:span text:style-name="T33">-awk</text:span><text:span text:style-name="T34">.sh</text:span><text:span text:style-name="T37">' para que al final obtengamos </text:span><text:span text:style-name="T38">lo mismo que el ejercicio anterior.</text:span></text:p>
        </text:list-item>
      </text:list>
      <text:p text:style-name="P50"><text:span text:style-name="T25">roles.awk:</text:span></text:p>
      <text:p text:style-name="Preformatted_20_Text"><text:span text:style-name="T25"># esto se ejecutará solo una vez al principio</text:span></text:p>
      <text:p text:style-name="Preformatted_20_Text"><text:span text:style-name="T25">BEGIN {</text:span></text:p>
      <text:p text:style-name="Preformatted_20_Text"><text:span text:style-name="T25"><text:tab/>FS = ",|:"</text:span></text:p>
      <text:p text:style-name="Preformatted_20_Text"><text:span text:style-name="T25">}</text:span></text:p>
      <text:p text:style-name="Preformatted_20_Text"><text:span text:style-name="T25"/></text:p>
      <text:p text:style-name="Preformatted_20_Text"><text:span text:style-name="T25"># esto se ejecutará para cada una de las líneas del fichero</text:span></text:p>
      <text:p text:style-name="Preformatted_20_Text"><text:span text:style-name="T25">{</text:span></text:p>
      <text:p text:style-name="Preformatted_20_Text"><text:span text:style-name="T25"><text:s text:c="4"/>nombre=$1</text:span></text:p>
      <text:p text:style-name="Preformatted_20_Text"><text:span text:style-name="T25"/></text:p>
      <text:p text:style-name="Preformatted_20_Text"><text:span text:style-name="T25"><text:tab/>for (N=2; N&lt;=NF; N++) {</text:span></text:p>
      <text:p text:style-name="Preformatted_20_Text"><text:span text:style-name="T25"/></text:p>
      <text:p text:style-name="Preformatted_20_Text"><text:span text:style-name="T25"><text:s text:c="8"/>rol=$N</text:span></text:p>
      <text:p text:style-name="Preformatted_20_Text"><text:span text:style-name="T25"/></text:p>
      <text:p text:style-name="Preformatted_20_Text"><text:span text:style-name="T25"><text:s text:c="8"/>roles[rol]=""roles[rol]" "nombre</text:span></text:p>
      <text:p text:style-name="Preformatted_20_Text"><text:span text:style-name="T25"><text:tab/>}</text:span></text:p>
      <text:p text:style-name="Preformatted_20_Text"><text:span text:style-name="T25">}</text:span></text:p>
      <text:p text:style-name="Preformatted_20_Text"><text:span text:style-name="T25"/></text:p>
      <text:p text:style-name="Preformatted_20_Text"><text:span text:style-name="T25"># esto se ejecutará solo una vez al final</text:span></text:p>
      <text:p text:style-name="Preformatted_20_Text"><text:span text:style-name="T25">END {</text:span></text:p>
      <text:p text:style-name="Preformatted_20_Text"><text:span text:style-name="T25"><text:s text:c="4"/>for ( rol in roles) {</text:span></text:p>
      <text:p text:style-name="Preformatted_20_Text"><text:span text:style-name="T25"><text:s text:c="8"/>print rol</text:span></text:p>
      <text:p text:style-name="Preformatted_20_Text"><text:span text:style-name="T25"><text:s text:c="8"/>print " -&gt;" roles[rol]</text:span></text:p>
      <text:p text:style-name="Preformatted_20_Text"><text:span text:style-name="T25"><text:s text:c="4"/>}</text:span></text:p>
      <text:p text:style-name="Preformatted_20_Text"><text:span text:style-name="T25">}</text:span></text:p>
      <text:p text:style-name="P50"><text:span text:style-name="T25">roles-con-awk.sh:</text:span></text:p>
      <text:p text:style-name="Preformatted_20_Text"><text:span text:style-name="T25">awk -f roles.awk roles.csv</text:span></text:p>
      <text:list xml:id="list231430120893101" text:continue-numbering="true" text:style-name="L1">
        <text:list-item>
          <text:p text:style-name="P19"><text:span text:style-name="T65">Realizar un script llamado </text:span><text:span text:style-name="T67">'</text:span><text:span text:style-name="T8">ordena</text:span><text:span text:style-name="T19">'</text:span><text:span text:style-name="T65"> que </text:span><text:span text:style-name="Emphasis"><text:span text:style-name="T41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39">No se permiten parámetros.</text:span></text:span><text:span text:style-name="Emphasis"><text:span text:style-name="T41">” y retornará un código de retorno igual a 1.</text:span></text:span></text:p>
        </text:list-item>
      </text:list>
      <text:p text:style-name="Preformatted_20_Text"><text:span text:style-name="Emphasis"><text:span text:style-name="T43">#! /bin/bash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# si el número de parámetros es distinto de 0</text:span></text:span></text:p>
      <text:p text:style-name="Preformatted_20_Text"><text:span text:style-name="Emphasis"><text:span text:style-name="T43">if [ "$#" != "0" ]; then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# muestra un mensaje de error y sale</text:span></text:span></text:p>
      <text:p text:style-name="Preformatted_20_Text"><text:span text:style-name="Emphasis"><text:span text:style-name="T43"><text:tab/>echo "No se permiten parámetros."</text:span></text:span></text:p>
      <text:p text:style-name="Preformatted_20_Text"><text:span text:style-name="Emphasis"><text:span text:style-name="T43"><text:tab/>exit 1</text:span></text:span></text:p>
      <text:p text:style-name="Preformatted_20_Text"><text:span text:style-name="Emphasis"><text:span text:style-name="T43">fi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# muestra el listado ordenado de menor a mayor por el tamaño</text:span></text:span></text:p>
      <text:p text:style-name="Preformatted_20_Text"><text:span text:style-name="Emphasis"><text:span text:style-name="T43"># sacando sólo el nombre del archivo y el número de línea</text:span></text:span></text:p>
      <text:p text:style-name="Preformatted_20_Text"><text:span text:style-name="Emphasis"><text:span text:style-name="T43">ls -l | sort -nk 5 | awk '{ print $8 }' | nl</text:span></text:span></text:p>
      <text:list xml:id="list231429364175105" text:continue-numbering="true" text:style-name="L1">
        <text:list-item>
          <text:p text:style-name="P19"><text:soft-page-break/><text:span text:style-name="Emphasis"><text:span text:style-name="T41">Realizar un script llamado </text:span></text:span><text:span text:style-name="Emphasis"><text:span text:style-name="T42">'</text:span></text:span><text:span text:style-name="Emphasis"><text:span text:style-name="T45">jaula</text:span></text:span><text:span text:style-name="Emphasis"><text:span text:style-name="T46">'</text:span></text:span><text:span text:style-name="Emphasis"><text:span text:style-name="T41"> que cree, sólo si no existe, el directorio </text:span></text:span><text:span text:style-name="Emphasis"><text:span text:style-name="T45">. jaula</text:span></text:span><text:span text:style-name="Emphasis"><text:span text:style-name="T41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39">Hay que introducir al menos un parámetro.</text:span></text:span><text:span text:style-name="Emphasis"><text:span text:style-name="T41">” y retornará un código de retorno igual a 1. En el caso de que algún fichero introducido por parámetro no exista se mostrará el siguiente mensaje de error: “</text:span></text:span><text:span text:style-name="Emphasis"><text:span text:style-name="T39">El fichero '$FICHERO' no existe.</text:span></text:span><text:span text:style-name="Emphasis"><text:span text:style-name="T41">” y retornará un código de retorno igual a 2. Si el fichero </text:span></text:span><text:span text:style-name="Emphasis"><text:span text:style-name="T45">. jaula </text:span></text:span><text:span text:style-name="Emphasis"><text:span text:style-name="T41">existe en la $HOME del usuario pero no es un directorio mostrará el siguiente mensaje de error: “</text:span></text:span><text:span text:style-name="Emphasis"><text:span text:style-name="T39">El fichero '$HOME/.jaula' no es un directorio.</text:span></text:span><text:span text:style-name="Emphasis"><text:span text:style-name="T41">” y retornará un código de retorno igual a 3.</text:span></text:span></text:p>
        </text:list-item>
      </text:list>
      <text:p text:style-name="Preformatted_20_Text"><text:span text:style-name="Emphasis"><text:span text:style-name="T43">#! /bin/bash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# función que verifica que el número de parámetros es correcto</text:span></text:span></text:p>
      <text:p text:style-name="Preformatted_20_Text"><text:span text:style-name="Emphasis"><text:span text:style-name="T43">function verificarNumeroParametros() {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# si el número de parámetros es igual a 0</text:span></text:span></text:p>
      <text:p text:style-name="Preformatted_20_Text"><text:span text:style-name="Emphasis"><text:span text:style-name="T43"><text:tab/>if [ "$#" == "0" ]; then</text:span></text:span></text:p>
      <text:p text:style-name="Preformatted_20_Text"><text:span text:style-name="Emphasis"><text:span text:style-name="T43"><text:tab/><text:tab/># muestra un mensaje de error y sale</text:span></text:span></text:p>
      <text:p text:style-name="Preformatted_20_Text"><text:span text:style-name="Emphasis"><text:span text:style-name="T43"><text:tab/><text:tab/>echo "Hay que introducir al menos un parámetro."</text:span></text:span></text:p>
      <text:p text:style-name="Preformatted_20_Text"><text:span text:style-name="Emphasis"><text:span text:style-name="T43"><text:tab/><text:tab/>exit 1</text:span></text:span></text:p>
      <text:p text:style-name="Preformatted_20_Text"><text:span text:style-name="Emphasis"><text:span text:style-name="T43"><text:tab/>fi</text:span></text:span></text:p>
      <text:p text:style-name="Preformatted_20_Text"><text:span text:style-name="Emphasis"><text:span text:style-name="T43">}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# funcion que crea la jaula si no existe</text:span></text:span></text:p>
      <text:p text:style-name="Preformatted_20_Text"><text:span text:style-name="Emphasis"><text:span text:style-name="T43">function crearJaula() {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JAULA=~/.jaula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if [ -e $JAULA ]; then</text:span></text:span></text:p>
      <text:p text:style-name="Preformatted_20_Text"><text:span text:style-name="Emphasis"><text:span text:style-name="T43"><text:tab/><text:tab/># si la jaula existe y no es un directorio</text:span></text:span></text:p>
      <text:p text:style-name="Preformatted_20_Text"><text:span text:style-name="Emphasis"><text:span text:style-name="T43"><text:tab/><text:tab/>if [ ! -d $JAULA ]; then</text:span></text:span></text:p>
      <text:p text:style-name="Preformatted_20_Text"><text:span text:style-name="Emphasis"><text:span text:style-name="T43"><text:tab/><text:tab/><text:tab/># muestra un mensaje de error y sale</text:span></text:span></text:p>
      <text:p text:style-name="Preformatted_20_Text"><text:span text:style-name="Emphasis"><text:span text:style-name="T43"><text:tab/><text:tab/><text:tab/>echo "El fichero '~/.jaula' no es un directorio."</text:span></text:span></text:p>
      <text:p text:style-name="Preformatted_20_Text"><text:span text:style-name="Emphasis"><text:span text:style-name="T43"><text:tab/><text:tab/><text:tab/>exit 3</text:span></text:span></text:p>
      <text:p text:style-name="Preformatted_20_Text"><text:span text:style-name="Emphasis"><text:span text:style-name="T43"><text:tab/><text:tab/>fi</text:span></text:span></text:p>
      <text:p text:style-name="Preformatted_20_Text"><text:span text:style-name="Emphasis"><text:span text:style-name="T43"><text:tab/>else</text:span></text:span></text:p>
      <text:p text:style-name="Preformatted_20_Text"><text:span text:style-name="Emphasis"><text:span text:style-name="T43"><text:tab/><text:tab/># creamos la jaula</text:span></text:span></text:p>
      <text:p text:style-name="Preformatted_20_Text"><text:span text:style-name="Emphasis"><text:span text:style-name="T43"><text:tab/><text:tab/>mkdir $JAULA</text:span></text:span></text:p>
      <text:p text:style-name="Preformatted_20_Text"><text:span text:style-name="Emphasis"><text:span text:style-name="T43"><text:tab/>fi</text:span></text:span></text:p>
      <text:p text:style-name="Preformatted_20_Text"><text:span text:style-name="Emphasis"><text:span text:style-name="T43">}</text:span></text:span></text:p>
      <text:p text:style-name="P53"><text:span text:style-name="Emphasis"><text:span text:style-name="T43"># función que mueve a la jaula los ficheros pasados por parámetro</text:span></text:span></text:p>
      <text:p text:style-name="Preformatted_20_Text"><text:span text:style-name="Emphasis"><text:span text:style-name="T43">function moverFicheros() {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# ejecutar mientras haya parámetros</text:span></text:span></text:p>
      <text:p text:style-name="Preformatted_20_Text"><text:span text:style-name="Emphasis"><text:span text:style-name="T43"><text:tab/>while [ "x$1" != "x" ]; do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<text:tab/>FICHERO=$1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<text:tab/># si el fichero pasado por parámeto no existe</text:span></text:span></text:p>
      <text:p text:style-name="Preformatted_20_Text"><text:span text:style-name="Emphasis"><text:span text:style-name="T43"><text:tab/><text:tab/>if [ ! -e $FICHERO ]; then</text:span></text:span></text:p>
      <text:p text:style-name="Preformatted_20_Text"><text:span text:style-name="Emphasis"><text:span text:style-name="T43"><text:tab/><text:tab/><text:tab/># muestra un mensaje de error y sale</text:span></text:span></text:p>
      <text:p text:style-name="Preformatted_20_Text"><text:span text:style-name="Emphasis"><text:span text:style-name="T43"><text:tab/><text:tab/><text:tab/>echo "El fichero '$FICHERO' no existe."</text:span></text:span></text:p>
      <text:p text:style-name="Preformatted_20_Text"><text:span text:style-name="Emphasis"><text:span text:style-name="T43"><text:tab/><text:tab/><text:tab/>exit 2</text:span></text:span></text:p>
      <text:p text:style-name="Preformatted_20_Text"><text:span text:style-name="Emphasis"><text:span text:style-name="T43"><text:tab/><text:tab/>fi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<text:tab/># mueve el fichero a la jaula</text:span></text:span></text:p>
      <text:p text:style-name="Preformatted_20_Text"><text:span text:style-name="Emphasis"><text:span text:style-name="T43"><text:tab/><text:tab/>mv $FICHERO $JAULA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<text:tab/><text:tab/>shift # pasamos al siguiente parámetro</text:span></text:span></text:p>
      <text:p text:style-name="Preformatted_20_Text"><text:span text:style-name="Emphasis"><text:span text:style-name="T43"><text:tab/>done</text:span></text:span></text:p>
      <text:p text:style-name="Preformatted_20_Text"><text:span text:style-name="Emphasis"><text:span text:style-name="T43">}</text:span></text:span></text:p>
      <text:p text:style-name="Preformatted_20_Text"><text:span text:style-name="Emphasis"><text:span text:style-name="T43"/></text:span></text:p>
      <text:p text:style-name="Preformatted_20_Text"><text:span text:style-name="Emphasis"><text:span text:style-name="T43">verificarNumeroParametros $@</text:span></text:span></text:p>
      <text:p text:style-name="Preformatted_20_Text"><text:span text:style-name="Emphasis"><text:span text:style-name="T43">crearJaula</text:span></text:span></text:p>
      <text:p text:style-name="Preformatted_20_Text"><text:span text:style-name="Emphasis"><text:span text:style-name="T43">moverFicheros $@</text:span></text:span></text:p>
      <text:list xml:id="list231428620400511" text:continue-numbering="true" text:style-name="L1">
        <text:list-item>
          <text:p text:style-name="P19"><text:span text:style-name="Emphasis"><text:span text:style-name="T47">Realizar un script llamado </text:span></text:span><text:span text:style-name="Emphasis"><text:span text:style-name="T48">'</text:span></text:span><text:span text:style-name="Emphasis"><text:span text:style-name="T51">calendario</text:span></text:span><text:span text:style-name="Emphasis"><text:span text:style-name="T52">'</text:span></text:span><text:span text:style-name="Emphasis"><text:span text:style-name="T47"> al que si pasamos el parámetro </text:span></text:span><text:span text:style-name="Emphasis"><text:span text:style-name="T51">-c</text:span></text:span><text:span text:style-name="Emphasis"><text:span text:style-name="T47"> o el parámetro </text:span></text:span><text:span text:style-name="Emphasis"><text:span text:style-name="T51">--corta </text:span></text:span><text:span text:style-name="Emphasis"><text:span text:style-name="T47">mostrará la fecha de hoy con el formato “</text:span></text:span><text:span text:style-name="Emphasis"><text:span text:style-name="T39">$DIA/$MES/$AÑO</text:span></text:span><text:span text:style-name="Emphasis"><text:span text:style-name="T47">” y si le pasamos el parámetro </text:span></text:span><text:span text:style-name="Emphasis"><text:span text:style-name="T51">-l</text:span></text:span><text:span text:style-name="Emphasis"><text:span text:style-name="T47"> o </text:span></text:span><text:span text:style-name="Emphasis"><text:span text:style-name="T51">--larga </text:span></text:span><text:span text:style-name="Emphasis"><text:span text:style-name="T47">mostrará la fecha de hoy con el formato “</text:span></text:span><text:span text:style-name="Emphasis"><text:span text:style-name="T39">Hoy es el día '$DIA' del mes '$MES' del año '$AÑO'.</text:span></text:span><text:span text:style-name="Emphasis"><text:span text:style-name="T47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51">-c</text:span></text:span><text:span text:style-name="Emphasis"><text:span text:style-name="T47">, </text:span></text:span><text:span text:style-name="Emphasis"><text:span text:style-name="T51">--corta, -l </text:span></text:span><text:span text:style-name="Emphasis"><text:span text:style-name="T47">o</text:span></text:span><text:span text:style-name="Emphasis"><text:span text:style-name="T51"> --larga</text:span></text:span><text:span text:style-name="Emphasis"><text:span text:style-name="T47"> mostrará el siguiente mensaje de error: “</text:span></text:span><text:span text:style-name="Emphasis"><text:span text:style-name="T39">Opción incorrecta.</text:span></text:span><text:span text:style-name="Emphasis"><text:span text:style-name="T47">” y retornará un código de retorno igual a 2.</text:span></text:span></text:p>
        </text:list-item>
      </text:list>
      <text:p text:style-name="Preformatted_20_Text"><text:span text:style-name="Emphasis"><text:span text:style-name="T49">#! /bin/bash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si el número de parámetros es igual a 0</text:span></text:span></text:p>
      <text:p text:style-name="Preformatted_20_Text"><text:span text:style-name="Emphasis"><text:span text:style-name="T49">if [ "$#" == "0" ]; then</text:span></text:span></text:p>
      <text:p text:style-name="Preformatted_20_Text"><text:span text:style-name="Emphasis"><text:span text:style-name="T49"><text:tab/># muestra el calendario del mes actual y sale</text:span></text:span></text:p>
      <text:p text:style-name="Preformatted_20_Text"><text:span text:style-name="Emphasis"><text:span text:style-name="T49"><text:tab/>cal</text:span></text:span></text:p>
      <text:p text:style-name="Preformatted_20_Text"><text:span text:style-name="Emphasis"><text:span text:style-name="T49"><text:tab/>exit 0</text:span></text:span></text:p>
      <text:p text:style-name="Preformatted_20_Text"><text:span text:style-name="Emphasis"><text:span text:style-name="T49">fi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si el número de parámetros es distinto de 1</text:span></text:span></text:p>
      <text:p text:style-name="Preformatted_20_Text"><text:span text:style-name="Emphasis"><text:span text:style-name="T49">if [ "$#" != "1" ]; then</text:span></text:span></text:p>
      <text:p text:style-name="Preformatted_20_Text"><text:span text:style-name="Emphasis"><text:span text:style-name="T49"><text:tab/># muestra un mensaje de error y sale</text:span></text:span></text:p>
      <text:p text:style-name="Preformatted_20_Text"><text:span text:style-name="Emphasis"><text:span text:style-name="T49"><text:tab/>echo "Sólo se admite un parámetro."</text:span></text:span></text:p>
      <text:p text:style-name="Preformatted_20_Text"><text:span text:style-name="Emphasis"><text:span text:style-name="T49"><text:tab/>exit 1</text:span></text:span></text:p>
      <text:p text:style-name="Preformatted_20_Text"><text:span text:style-name="Emphasis"><text:span text:style-name="T49">fi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dependiendo del parámetro introducido</text:span></text:span></text:p>
      <text:p text:style-name="Preformatted_20_Text"><text:span text:style-name="Emphasis"><text:span text:style-name="T49">case $1 in</text:span></text:span></text:p>
      <text:p text:style-name="Preformatted_20_Text"><text:span text:style-name="Emphasis"><text:span text:style-name="T49"><text:s text:c="4"/>-c|--corta) date +"%d/%m/%Y" ;;</text:span></text:span></text:p>
      <text:p text:style-name="Preformatted_20_Text"><text:span text:style-name="Emphasis"><text:span text:style-name="T49"><text:s text:c="4"/>-l|--larga) date +"Hoy es el día '%d' del mes '%m' del año '%Y'." ;;</text:span></text:span></text:p>
      <text:p text:style-name="Preformatted_20_Text"><text:span text:style-name="Emphasis"><text:span text:style-name="T49"><text:s text:c="4"/>*) echo "Opción incorrecta." ; exit 2 ;;</text:span></text:span></text:p>
      <text:p text:style-name="Preformatted_20_Text"><text:span text:style-name="Emphasis"><text:span text:style-name="T49">esac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si todo ha ido bien sale</text:span></text:span></text:p>
      <text:p text:style-name="Preformatted_20_Text"><text:span text:style-name="Emphasis"><text:span text:style-name="T49">exit 0</text:span></text:span></text:p>
      <text:list xml:id="list231428882453062" text:continue-numbering="true" text:style-name="L1">
        <text:list-item>
          <text:p text:style-name="P19"><text:soft-page-break/><text:span text:style-name="Emphasis"><text:span text:style-name="T47">Realizar un script llamado </text:span></text:span><text:span text:style-name="Emphasis"><text:span text:style-name="T48">'</text:span></text:span><text:span text:style-name="Emphasis"><text:span text:style-name="T51">elevado</text:span></text:span><text:span text:style-name="Emphasis"><text:span text:style-name="T52">'</text:span></text:span><text:span text:style-name="Emphasis"><text:span text:style-name="T47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39">Para ejecutar este script se necesitan 2 números.</text:span></text:span><text:span text:style-name="Emphasis"><text:span text:style-name="T47">” y retornará un código de retorno igual a 2.</text:span></text:span></text:p>
        </text:list-item>
      </text:list>
      <text:p text:style-name="Preformatted_20_Text"><text:span text:style-name="Emphasis"><text:span text:style-name="T49">#! /bin/bash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si el número de parámetros es distinto de 2</text:span></text:span></text:p>
      <text:p text:style-name="Preformatted_20_Text"><text:span text:style-name="Emphasis"><text:span text:style-name="T49">if [ $# -ne 2 ]; then</text:span></text:span></text:p>
      <text:p text:style-name="Preformatted_20_Text"><text:span text:style-name="Emphasis"><text:span text:style-name="T49"><text:tab/>echo "Para ejecutar este script se necesitan 2 números."</text:span></text:span></text:p>
      <text:p text:style-name="Preformatted_20_Text"><text:span text:style-name="Emphasis"><text:span text:style-name="T49"><text:tab/>exit 2</text:span></text:span></text:p>
      <text:p text:style-name="Preformatted_20_Text"><text:span text:style-name="Emphasis"><text:span text:style-name="T49">fi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inicializamos variables</text:span></text:span></text:p>
      <text:p text:style-name="Preformatted_20_Text"><text:span text:style-name="Emphasis"><text:span text:style-name="T49">ELEVADO=1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# para cada parámetro introducido</text:span></text:span></text:p>
      <text:p text:style-name="Preformatted_20_Text"><text:span text:style-name="Emphasis"><text:span text:style-name="T49">for ((CONTADOR=0; CONTADOR&lt;$2; CONTADOR++)); do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<text:s text:c="2"/>ELEVADO=`echo $ELEVADO $1 | awk '{ print $1*$2 }'`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done</text:span></text:span></text:p>
      <text:p text:style-name="Preformatted_20_Text"><text:span text:style-name="Emphasis"><text:span text:style-name="T49"/></text:span></text:p>
      <text:p text:style-name="Preformatted_20_Text"><text:span text:style-name="Emphasis"><text:span text:style-name="T49">echo $ELEVADO</text:span></text:span></text:p>
      <text:list xml:id="list231430036045476" text:continue-numbering="true" text:style-name="L1">
        <text:list-item>
          <text:p text:style-name="P19">Realizar un script llamado '<text:span text:style-name="T8">citas</text:span>' en el que se puedan utilizar las siguientes opciones:</text:p>
          <text:p text:style-name="P5"/>
        </text:list-item>
      </text:list>
      <text:p text:style-name="P11"><text:s/><text:span text:style-name="T75"><text:s/>-h --help <text:s text:c="2"/>Para mostrar un texto de ayuda. </text:span></text:p>
      <text:p text:style-name="P12"><text:s text:c="2"/>-a --add <text:s text:c="3"/>Para añadir una cita con HORA_INI, HORA_FIN, y NOMBRE_PACIENTE. </text:p>
      <text:p text:style-name="P12"><text:s text:c="2"/>-s --search Para buscar los pacientes que contengan PATRÓN. </text:p>
      <text:p text:style-name="P12"><text:s text:c="2"/>-i --init <text:s text:c="2"/>Para buscar las citas que empiecen a HORA_INICIO. </text:p>
      <text:p text:style-name="P12"><text:s text:c="2"/>-e --end <text:s text:c="3"/>Para buscar las citas que terminen a HORA_FINAL. </text:p>
      <text:p text:style-name="P12"><text:s text:c="2"/>-n --name <text:s text:c="2"/>Para listar todas las citas ordenadas por NOMBRE_PACIENTE. </text:p>
      <text:p text:style-name="P12"><text:s text:c="2"/>-<text:span text:style-name="T58">o</text:span> --hour <text:s text:c="2"/>Para listar todas las citas ordenadas por HORA_INICIO. </text:p>
      <text:p text:style-name="P12"/>
      <text:p text:style-name="P12">- Para cada una de las opciones se comprobará que se introducen el número de parámetros correctos y con el formato correcto. </text:p>
      <text:p text:style-name="P12"/>
      <text:p text:style-name="P12">- HORA_INCIO y HORA_FINAL serán números enteros comprendidos entre 00 y 23. </text:p>
      <text:p text:style-name="P12"/>
      <text:p text:style-name="P12">- Al introducir una cita nueva se comprobará que no se solape con otra ya introducida. </text:p>
      <text:p text:style-name="P12"/>
      <text:p text:style-name="P12">- Se comprobará también que no se repita ningún nombre de paciente.</text:p>
      <text:p text:style-name="P12"/>
      <text:p text:style-name="Preformatted_20_Text">#! /bin/bash</text:p>
      <text:p text:style-name="Preformatted_20_Text"/>
      <text:p text:style-name="Preformatted_20_Text"># script que gestiona las citas de una consulta.</text:p>
      <text:p text:style-name="Preformatted_20_Text"/>
      <text:p text:style-name="Preformatted_20_Text"># Para cada una de las opciones se comprobará que se introducen el número de parámetros correctos con el formato correcto.</text:p>
      <text:p text:style-name="Preformatted_20_Text"># HORA_INCIO y HORA_FINAL serán numeros enteros comprendidos entre 00 y 23.</text:p>
      <text:p text:style-name="Preformatted_20_Text"># Al introducir una cita nueva se comprobará que no se solape con otra ya introducida.</text:p>
      <text:p text:style-name="Preformatted_20_Text"># Se comprobará también que no se repita ningún nombre de paciente.</text:p>
      <text:p text:style-name="Preformatted_20_Text"/>
      <text:p text:style-name="Preformatted_20_Text"># variables globales</text:p>
      <text:p text:style-name="Preformatted_20_Text">CITAS_FILE=~/citas.txt</text:p>
      <text:p text:style-name="P53"># función de ayuda</text:p>
      <text:p text:style-name="Preformatted_20_Text">function ayuda() {</text:p>
      <text:p text:style-name="Preformatted_20_Text">cat &lt;&lt; DESCRIPCION_AYUDA</text:p>
      <text:p text:style-name="Preformatted_20_Text">SYNOPIS</text:p>
      <text:p text:style-name="Preformatted_20_Text"><text:tab/>$0 [OPCIONES] [HORA_INICIAL] [HORA_FINAL] [NOMBRE_PACIENTE]</text:p>
      <text:p text:style-name="Preformatted_20_Text"/>
      <text:p text:style-name="Preformatted_20_Text">DESCRIPCIÓN</text:p>
      <text:p text:style-name="Preformatted_20_Text"><text:tab/>Añade y busca citas de una consulta.</text:p>
      <text:p text:style-name="Preformatted_20_Text"/>
      <text:p text:style-name="Preformatted_20_Text">OPCIONES</text:p>
      <text:p text:style-name="Preformatted_20_Text"><text:tab/>-h --help <text:s text:c="2"/>Para mostrar un texto de ayuda.</text:p>
      <text:p text:style-name="Preformatted_20_Text"><text:tab/>-a --add <text:s text:c="3"/>Para añadir una cita con HORA_INICIAL, HORA_FINAL, y NOMBRE_PACIENTE.</text:p>
      <text:p text:style-name="Preformatted_20_Text"><text:tab/>-s --search Para buscar los pacientes que contengan PATRÓN.</text:p>
      <text:p text:style-name="Preformatted_20_Text"><text:tab/>-i --init <text:s text:c="2"/>Para buscar las citas que empiecen a HORA_INICIAL.</text:p>
      <text:p text:style-name="Preformatted_20_Text"><text:tab/>-e --end <text:s text:c="3"/>Para buscar las citas que terminen a HORA_FINAL.</text:p>
      <text:p text:style-name="Preformatted_20_Text"><text:tab/>-n --name <text:s text:c="2"/>Para listar todas las citas ordenadas por NOMBRE_PACIENTE.</text:p>
      <text:p text:style-name="Preformatted_20_Text"><text:tab/>-o --hour <text:s text:c="2"/>Para listar todas las citas ordenadas por HORA_INICIAL.</text:p>
      <text:p text:style-name="Preformatted_20_Text"/>
      <text:p text:style-name="Preformatted_20_Text">CÓDIGOS DE RETORNO</text:p>
      <text:p text:style-name="Preformatted_20_Text"><text:tab/>0 Si no hay ningún error.</text:p>
      <text:p text:style-name="Preformatted_20_Text"><text:tab/>1 Si el número de parámetros es incorrecto.</text:p>
      <text:p text:style-name="Preformatted_20_Text"><text:tab/>2 Si el formato de los parámetros es incorrecto.</text:p>
      <text:p text:style-name="Preformatted_20_Text"><text:tab/>3 Si al añadir una cita se solapa con otra ya introducida.</text:p>
      <text:p text:style-name="Preformatted_20_Text"><text:tab/>4 Si al añadir una cita ya existe NOMBRE_PACIENTE.</text:p>
      <text:p text:style-name="Preformatted_20_Text"><text:tab/>5 Si se introduce una opción inválida.</text:p>
      <text:p text:style-name="Preformatted_20_Text"><text:tab/>6 Si ocurre otro error no mencionado.</text:p>
      <text:p text:style-name="Preformatted_20_Text">DESCRIPCION_AYUDA</text:p>
      <text:p text:style-name="Preformatted_20_Text">}</text:p>
      <text:p text:style-name="Preformatted_20_Text"/>
      <text:p text:style-name="Preformatted_20_Text"># función de error</text:p>
      <text:p text:style-name="Preformatted_20_Text">#<text:tab/>$1 línea de error</text:p>
      <text:p text:style-name="Preformatted_20_Text">#<text:tab/>$2 mensaje de error</text:p>
      <text:p text:style-name="Preformatted_20_Text">#<text:tab/>$3 código de retorno </text:p>
      <text:p text:style-name="Preformatted_20_Text">function error() {</text:p>
      <text:p text:style-name="Preformatted_20_Text"/>
      <text:p text:style-name="Preformatted_20_Text"><text:tab/># muetra un mensaje de error</text:p>
      <text:p text:style-name="Preformatted_20_Text"><text:tab/>echo "$0: Línea $1: Error $3: $2"</text:p>
      <text:p text:style-name="Preformatted_20_Text"/>
      <text:p text:style-name="Preformatted_20_Text"><text:tab/># termina la ejecución del script con el codigo de retorno indicado</text:p>
      <text:p text:style-name="Preformatted_20_Text"><text:tab/>exit $3</text:p>
      <text:p text:style-name="Preformatted_20_Text">}</text:p>
      <text:p text:style-name="P53"># función que comprueba el número de parámetros introducido</text:p>
      <text:p text:style-name="Preformatted_20_Text">#<text:tab/>$1 linea error</text:p>
      <text:p text:style-name="Preformatted_20_Text">#<text:tab/>$2 número de parámetros esperados</text:p>
      <text:p text:style-name="Preformatted_20_Text">#<text:tab/>$@ parámetros</text:p>
      <text:p text:style-name="Preformatted_20_Text">function numero_parametros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eliminamos el primer parámetro</text:p>
      <text:p text:style-name="Preformatted_20_Text"><text:tab/>shift</text:p>
      <text:p text:style-name="Preformatted_20_Text"/>
      <text:p text:style-name="Preformatted_20_Text"><text:tab/># número de parámetros esperados</text:p>
      <text:p text:style-name="Preformatted_20_Text"><text:tab/>NUMERO_PARAMETROS_ESPERADOS=$1</text:p>
      <text:p text:style-name="Preformatted_20_Text"/>
      <text:p text:style-name="Preformatted_20_Text"><text:tab/># volvemos a eliminar el primer parámetro</text:p>
      <text:p text:style-name="Preformatted_20_Text"><text:tab/>shift</text:p>
      <text:p text:style-name="Preformatted_20_Text"/>
      <text:p text:style-name="Preformatted_20_Text"><text:tab/># número de parámetros que nos queda</text:p>
      <text:p text:style-name="Preformatted_20_Text"><text:tab/>NUMERO_PARAMETROS_REALES=$#</text:p>
      <text:p text:style-name="Preformatted_20_Text"/>
      <text:p text:style-name="Preformatted_20_Text"><text:tab/># si el número de parámetros introducido es distinto del esperado</text:p>
      <text:p text:style-name="Preformatted_20_Text"><text:tab/>if [ "$NUMERO_PARAMETROS_REALES" != "$NUMERO_PARAMETROS_ESPERADOS" ]; then</text:p>
      <text:p text:style-name="Preformatted_20_Text"/>
      <text:p text:style-name="Preformatted_20_Text"><text:tab/><text:tab/>error $LINEA_ERROR "Número de parámetros '$NUMERO_PARAMETROS_REALES' distinto de '$NUMERO_PARAMETROS_ESPERADOS'." 1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el formato de la hora es correcto</text:p>
      <text:p text:style-name="Preformatted_20_Text">#<text:tab/>$1 línea de error</text:p>
      <text:p text:style-name="Preformatted_20_Text">#<text:tab/>$2 hora</text:p>
      <text:p text:style-name="Preformatted_20_Text">function formato_hora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</text:p>
      <text:p text:style-name="Preformatted_20_Text"><text:tab/>HORA=$2</text:p>
      <text:p text:style-name="Preformatted_20_Text"/>
      <text:p text:style-name="Preformatted_20_Text"><text:tab/># si la hora introducida no es un número de 2 cifras</text:p>
      <text:p text:style-name="Preformatted_20_Text"><text:tab/>if [ -z "`echo $HORA | grep -E ^[0-9]{2}$`" ]; then</text:p>
      <text:p text:style-name="Preformatted_20_Text"/>
      <text:p text:style-name="Preformatted_20_Text"><text:tab/><text:tab/>error $LINEA_ERROR "'$HORA' no es un número de 2 cifras." 2</text:p>
      <text:p text:style-name="Preformatted_20_Text"><text:tab/>fi</text:p>
      <text:p text:style-name="Preformatted_20_Text"/>
      <text:p text:style-name="Preformatted_20_Text"><text:tab/># si la hora no está comprendida entre 00 y 23</text:p>
      <text:p text:style-name="Preformatted_20_Text"><text:tab/>if [ $HORA -gt 23 ]; then</text:p>
      <text:p text:style-name="Preformatted_20_Text"/>
      <text:p text:style-name="Preformatted_20_Text"><text:tab/><text:tab/>error $LINEA_ERROR "'$HORA' no está comprendida entre 00 y 23" 2</text:p>
      <text:p text:style-name="Preformatted_20_Text"><text:tab/>fi</text:p>
      <text:p text:style-name="Preformatted_20_Text">}</text:p>
      <text:p text:style-name="P53"># función que comprueba que la hora inicial no se solapa con alguna cita ya introducida</text:p>
      <text:p text:style-name="Preformatted_20_Text">#<text:tab/>$1 línea de error</text:p>
      <text:p text:style-name="Preformatted_20_Text">#<text:tab/>$2 hora inicial</text:p>
      <text:p text:style-name="Preformatted_20_Text">function solape_hora_inici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inicial</text:p>
      <text:p text:style-name="Preformatted_20_Text"><text:tab/>HORA_INICI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INICIAL &gt;= \$1 &amp;&amp; $HORA_INICIAL &lt;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inicial '$HORA_INICIAL' se solapa con la cita '$CITA_SOLAPADA'." 3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que la hora final no se solapa con alguna cita ya introducida</text:p>
      <text:p text:style-name="Preformatted_20_Text">#<text:tab/>$1 línea de error</text:p>
      <text:p text:style-name="Preformatted_20_Text">#<text:tab/>$2 hora final</text:p>
      <text:p text:style-name="Preformatted_20_Text">function solape_hora_final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la hora final</text:p>
      <text:p text:style-name="Preformatted_20_Text"><text:tab/>HORA_FINAL=$2</text:p>
      <text:p text:style-name="Preformatted_20_Text"/>
      <text:p text:style-name="Preformatted_20_Text"><text:tab/># fichero con el programa awk</text:p>
      <text:p text:style-name="Preformatted_20_Text"><text:tab/>FICHERO_PROGRAMA_AWK=~/awk-program.txt</text:p>
      <text:p text:style-name="Preformatted_20_Text"/>
      <text:p text:style-name="Preformatted_20_Text"><text:tab/># sentencia awk para buscar si ya existe una cita que se solape</text:p>
      <text:p text:style-name="Preformatted_20_Text"><text:tab/>echo "{ if ( $HORA_FINAL &gt; \$1 &amp;&amp; $HORA_FINAL &lt;= \$2 ) print \$0 }" &gt; $FICHERO_PROGRAMA_AWK</text:p>
      <text:p text:style-name="Preformatted_20_Text"/>
      <text:p text:style-name="Preformatted_20_Text"><text:tab/># ejecutamos el comando y guardamos el resultado en una variable</text:p>
      <text:p text:style-name="Preformatted_20_Text"><text:tab/>CITA_SOLAPADA=`more $CITAS_FILE | awk -f $FICHERO_PROGRAMA_AWK`</text:p>
      <text:p text:style-name="Preformatted_20_Text"/>
      <text:p text:style-name="Preformatted_20_Text"><text:tab/># si existe alguna cita que se solape</text:p>
      <text:p text:style-name="Preformatted_20_Text"><text:tab/>if [ -n "$CITA_SOLAPADA" ]; then</text:p>
      <text:p text:style-name="Preformatted_20_Text"/>
      <text:p text:style-name="Preformatted_20_Text"><text:tab/><text:tab/>error $LINEA_ERROR "La hora final '$HORA_FINAL' se solapa con la cita '$CITA_SOLAPADA'." 3</text:p>
      <text:p text:style-name="Preformatted_20_Text"><text:tab/>fi</text:p>
      <text:p text:style-name="Preformatted_20_Text">}</text:p>
      <text:p text:style-name="P53"># función que comprueba que no exista ya un nombre de paciente</text:p>
      <text:p text:style-name="Preformatted_20_Text">#<text:tab/>$1 línea de error</text:p>
      <text:p text:style-name="Preformatted_20_Text">#<text:tab/>$2 nombre del paciente a comprobar</text:p>
      <text:p text:style-name="Preformatted_20_Text">function nombre_paciente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recogemos el nombre del paciente</text:p>
      <text:p text:style-name="Preformatted_20_Text"><text:tab/>NOMBRE_PACIENTE=$2</text:p>
      <text:p text:style-name="Preformatted_20_Text"/>
      <text:p text:style-name="Preformatted_20_Text"><text:tab/># si el nombre ya está en el fichero de citas</text:p>
      <text:p text:style-name="Preformatted_20_Text"><text:tab/>if [ -n "`grep $NOMBRE_PACIENTE $CITAS_FILE`" ]; then</text:p>
      <text:p text:style-name="Preformatted_20_Text"><text:tab/><text:tab/>error $LINEA_ERROR "Nombre '$NOMBRE_PACIENTE' repetido." 4</text:p>
      <text:p text:style-name="Preformatted_20_Text"><text:tab/>fi</text:p>
      <text:p text:style-name="Preformatted_20_Text">}</text:p>
      <text:p text:style-name="Preformatted_20_Text"/>
      <text:p text:style-name="Preformatted_20_Text"># función que comprueba si ha habido algún error inexperado</text:p>
      <text:p text:style-name="Preformatted_20_Text">#<text:tab/>$1 línea de error</text:p>
      <text:p text:style-name="Preformatted_20_Text">function error_inexperado() {</text:p>
      <text:p text:style-name="Preformatted_20_Text"/>
      <text:p text:style-name="Preformatted_20_Text"><text:tab/># líenea error</text:p>
      <text:p text:style-name="Preformatted_20_Text"><text:tab/>LINEA_ERROR=$1</text:p>
      <text:p text:style-name="Preformatted_20_Text"/>
      <text:p text:style-name="Preformatted_20_Text"><text:tab/># si ocurre algún error inexperado</text:p>
      <text:p text:style-name="Preformatted_20_Text"><text:tab/>if [ "$?" != "0" ]; then</text:p>
      <text:p text:style-name="Preformatted_20_Text"><text:tab/><text:tab/>error $LINEA_ERROR "Error inexperado." 6</text:p>
      <text:p text:style-name="Preformatted_20_Text"><text:tab/>fi</text:p>
      <text:p text:style-name="Preformatted_20_Text">}</text:p>
      <text:p text:style-name="Preformatted_20_Text"/>
      <text:p text:style-name="Preformatted_20_Text"># función para añadir una cita</text:p>
      <text:p text:style-name="Preformatted_20_Text">#<text:tab/>$1 hora incio cita</text:p>
      <text:p text:style-name="Preformatted_20_Text">#<text:tab/>$2 hora final cita</text:p>
      <text:p text:style-name="Preformatted_20_Text">#<text:tab/>$3 nombre del paciente</text:p>
      <text:p text:style-name="Preformatted_20_Text">function add() {</text:p>
      <text:p text:style-name="Preformatted_20_Text"/>
      <text:p text:style-name="Preformatted_20_Text"><text:tab/># comprobamos que el número de parámetros sea igual a 3</text:p>
      <text:p text:style-name="Preformatted_20_Text"><text:tab/>numero_parametros $LINENO 3 $@</text:p>
      <text:p text:style-name="Preformatted_20_Text"/>
      <text:p text:style-name="Preformatted_20_Text"><text:tab/># inicializamos las variables con los parámetros introducidos</text:p>
      <text:p text:style-name="Preformatted_20_Text"><text:tab/>HORA_INICIAL=$1</text:p>
      <text:p text:style-name="Preformatted_20_Text"><text:tab/>HORA_FINAL=$2</text:p>
      <text:p text:style-name="Preformatted_20_Text"><text:tab/>NOMBRE_PACIENTE=$3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><text:tab/># comprobamos que la hora inicial no se solape con alguna cita</text:p>
      <text:p text:style-name="Preformatted_20_Text"><text:tab/>solape_hora_inicial $LINENO $HORA_INICIAL</text:p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><text:tab/># comprobamos que la hora final no se solape con alguna cita</text:p>
      <text:p text:style-name="Preformatted_20_Text"><text:tab/>solape_hora_final $LINENO $HORA_FINAL</text:p>
      <text:p text:style-name="Preformatted_20_Text"><text:tab/># comprobamos que no exista ya el nombre del paciente</text:p>
      <text:p text:style-name="Preformatted_20_Text"><text:tab/>nombre_paciente $LINENO $NOMBRE_PACIENTE</text:p>
      <text:p text:style-name="Preformatted_20_Text"/>
      <text:p text:style-name="Preformatted_20_Text"><text:tab/># grabamos al final del fichero</text:p>
      <text:p text:style-name="Preformatted_20_Text"><text:tab/>echo $HORA_INICIAL $HORA_FINAL $NOMBRE_PACIENTE &gt;&gt;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><text:soft-page-break/># función de búsqueda por NOMBRE_PACIENTE</text:p>
      <text:p text:style-name="Preformatted_20_Text"># <text:s text:c="3"/>$1 patrón de búsqueda</text:p>
      <text:p text:style-name="Preformatted_20_Text">function search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PATRON=$1</text:p>
      <text:p text:style-name="Preformatted_20_Text"/>
      <text:p text:style-name="Preformatted_20_Text"><text:tab/># buscamos el patrón introducido en el fichero de las citas</text:p>
      <text:p text:style-name="Preformatted_20_Text"><text:tab/>grep $PATRON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INICIAL</text:p>
      <text:p text:style-name="Preformatted_20_Text"># <text:s text:c="3"/>$1 hora inicial</text:p>
      <text:p text:style-name="Preformatted_20_Text">function init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INICIAL=$1</text:p>
      <text:p text:style-name="Preformatted_20_Text"/>
      <text:p text:style-name="Preformatted_20_Text"><text:tab/># comprobamos que el formato de la hora inicial sea el correcto</text:p>
      <text:p text:style-name="Preformatted_20_Text"><text:tab/>formato_hora $LINENO $HORA_INICIAL</text:p>
      <text:p text:style-name="Preformatted_20_Text"/>
      <text:p text:style-name="Preformatted_20_Text"><text:tab/># buscamos la hora inicial en el fichero de las citas</text:p>
      <text:p text:style-name="Preformatted_20_Text"><text:tab/>grep -E ^$HORA_INICI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búsqueda por HORA_FINAL</text:p>
      <text:p text:style-name="Preformatted_20_Text"># <text:s text:c="3"/>$1 hora final</text:p>
      <text:p text:style-name="Preformatted_20_Text">function end() {</text:p>
      <text:p text:style-name="Preformatted_20_Text"/>
      <text:p text:style-name="Preformatted_20_Text"><text:tab/># comprobamos que el número de parámetros sea igual a 1</text:p>
      <text:p text:style-name="Preformatted_20_Text"><text:tab/>numero_parametros $LINENO 1 $@</text:p>
      <text:p text:style-name="Preformatted_20_Text"/>
      <text:p text:style-name="Preformatted_20_Text"><text:tab/>HORA_FINAL=$1</text:p>
      <text:p text:style-name="Preformatted_20_Text"/>
      <text:p text:style-name="Preformatted_20_Text"><text:tab/># comprobamos que el formato de la hora final sea el correcto</text:p>
      <text:p text:style-name="Preformatted_20_Text"><text:tab/>formato_hora $LINENO $HORA_FINAL</text:p>
      <text:p text:style-name="Preformatted_20_Text"/>
      <text:p text:style-name="Preformatted_20_Text"><text:tab/># buscamos la hora final en el fichero de las citas</text:p>
      <text:p text:style-name="Preformatted_20_Text"><text:tab/>grep -E ^...$HORA_FINAL.*$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53"># función de listado ordenados por NOMBRE_PACIENTE</text:p>
      <text:p text:style-name="Preformatted_20_Text">function name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tercera columna</text:p>
      <text:p text:style-name="Preformatted_20_Text"><text:tab/>sort -k 3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función de listado ordenados por HORA_INICIAL</text:p>
      <text:p text:style-name="Preformatted_20_Text">function hour() {</text:p>
      <text:p text:style-name="Preformatted_20_Text"/>
      <text:p text:style-name="Preformatted_20_Text"><text:tab/># comprobamos que el número de parámetros sea igual a 0</text:p>
      <text:p text:style-name="Preformatted_20_Text"><text:tab/>numero_parametros $LINENO 0 $@</text:p>
      <text:p text:style-name="Preformatted_20_Text"/>
      <text:p text:style-name="Preformatted_20_Text"><text:tab/># ordenamos el fichero de las citas por la primera columna en formato numérico</text:p>
      <text:p text:style-name="Preformatted_20_Text"><text:tab/>sort -nk 1 $CITAS_FILE</text:p>
      <text:p text:style-name="Preformatted_20_Text"/>
      <text:p text:style-name="Preformatted_20_Text"><text:tab/># comprobamos que no haya habido ningún error inexperado</text:p>
      <text:p text:style-name="Preformatted_20_Text"><text:tab/>error_inexperado $LINENO</text:p>
      <text:p text:style-name="Preformatted_20_Text">}</text:p>
      <text:p text:style-name="Preformatted_20_Text"/>
      <text:p text:style-name="Preformatted_20_Text"># vemos si tenemos acceso al fichero de las citas</text:p>
      <text:p text:style-name="Preformatted_20_Text">touch $CITAS_FILE</text:p>
      <text:p text:style-name="Preformatted_20_Text"/>
      <text:p text:style-name="Preformatted_20_Text"># comprobamos que no haya habido ningún error inexperado</text:p>
      <text:p text:style-name="Preformatted_20_Text">error_inexperado</text:p>
      <text:p text:style-name="Preformatted_20_Text"/>
      <text:p text:style-name="Preformatted_20_Text"># recogemos la opción selecionada</text:p>
      <text:p text:style-name="Preformatted_20_Text">OPCION=$1</text:p>
      <text:p text:style-name="Preformatted_20_Text"/>
      <text:p text:style-name="Preformatted_20_Text"># eliminamos el primer parámetro</text:p>
      <text:p text:style-name="Preformatted_20_Text">shift</text:p>
      <text:p text:style-name="Preformatted_20_Text"/>
      <text:p text:style-name="Preformatted_20_Text"># dependiendo de la opción seleccionada</text:p>
      <text:p text:style-name="Preformatted_20_Text">case $OPCION in</text:p>
      <text:p text:style-name="Preformatted_20_Text"><text:tab/>-h|--help)<text:tab/> <text:s text:c="3"/>ayuda;;</text:p>
      <text:p text:style-name="Preformatted_20_Text"><text:tab/>-a|--add)<text:tab/> <text:s text:c="3"/>add $@;;</text:p>
      <text:p text:style-name="Preformatted_20_Text"><text:tab/>-s|--search)<text:tab/>search $@;;</text:p>
      <text:p text:style-name="Preformatted_20_Text"><text:tab/>-i|--init)<text:tab/> <text:s text:c="3"/>init $@;;</text:p>
      <text:p text:style-name="Preformatted_20_Text"><text:tab/>-e|--end)<text:tab/> <text:s text:c="3"/>end $@;;</text:p>
      <text:p text:style-name="Preformatted_20_Text"><text:tab/>-n|--name)<text:tab/> <text:s text:c="3"/>name $@;;</text:p>
      <text:p text:style-name="Preformatted_20_Text"><text:tab/>-o|--hour)<text:tab/> <text:s text:c="3"/>hour $@;;</text:p>
      <text:p text:style-name="Preformatted_20_Text"><text:tab/>*)<text:tab/><text:tab/> <text:s text:c="7"/>error $LINENO "Opción '$OPCION' inválida." 5;;</text:p>
      <text:p text:style-name="Preformatted_20_Text">esac</text:p>
      <text:p text:style-name="P11"/>
      <text:p text:style-name="P29"/>
      <text:list xml:id="list231428656631539" text:continue-numbering="true" text:style-name="L1">
        <text:list-item>
          <text:p text:style-name="P44">Realizar un script llamado '<text:span text:style-name="T8">citas-menu.</text:span><text:span text:style-name="T20">sh</text:span>' que sea una interfaz del script 'citas' motrando un menú con las siguientes opciones: </text:p>
        </text:list-item>
      </text:list>
      <text:p text:style-name="P7"><text:s text:c="5"/><text:span text:style-name="T41"><text:s text:c="3"/></text:span><text:span text:style-name="T76">1.Añadir cita nueva. </text:span></text:p>
      <text:p text:style-name="P6"><text:s text:c="8"/>2.Buscar por nombre del paciente. </text:p>
      <text:p text:style-name="P6"><text:s text:c="8"/>3.Buscar citas por hora inicial. </text:p>
      <text:p text:style-name="P6"><text:s text:c="8"/>4.Buscar citas por hora final. </text:p>
      <text:p text:style-name="P6"><text:s text:c="8"/>5.Listar las citas ordenadas por nombre del paciente. </text:p>
      <text:p text:style-name="P6"><text:s text:c="8"/>6.Listar las citas ordenadas por hora inicial. </text:p>
      <text:p text:style-name="P7"><text:span text:style-name="Emphasis"><text:span text:style-name="T76"><text:s text:c="8"/>7.Salir del programa.</text:span></text:span></text:p>
      <text:p text:style-name="P7"><text:span text:style-name="Emphasis"><text:span text:style-name="T76"/></text:span></text:p>
      <text:p text:style-name="Preformatted_20_Text"><text:span text:style-name="Emphasis"><text:span text:style-name="T77">#! /bin/bash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script interfaz del script 'citas'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variables globales</text:span></text:span></text:p>
      <text:p text:style-name="Preformatted_20_Text"><text:span text:style-name="Emphasis"><text:span text:style-name="T77">CITAS_SCRIPT=./citas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ayuda</text:span></text:span></text:p>
      <text:p text:style-name="Preformatted_20_Text"><text:span text:style-name="Emphasis"><text:span text:style-name="T77">function ayuda() {</text:span></text:span></text:p>
      <text:p text:style-name="Preformatted_20_Text"><text:span text:style-name="Emphasis"><text:span text:style-name="T77">cat &lt;&lt; DESCRIPCION_AYUDA</text:span></text:span></text:p>
      <text:p text:style-name="Preformatted_20_Text"><text:span text:style-name="Emphasis"><text:span text:style-name="T77">SYNOPIS</text:span></text:span></text:p>
      <text:p text:style-name="Preformatted_20_Text"><text:span text:style-name="Emphasis"><text:span text:style-name="T77"><text:tab/>$0 [OPCIONES]</text:span></text:span></text:p>
      <text:p text:style-name="Preformatted_20_Text"><text:span text:style-name="Emphasis"><text:span text:style-name="T77">DESCRIPCIÓN</text:span></text:span></text:p>
      <text:p text:style-name="Preformatted_20_Text"><text:span text:style-name="Emphasis"><text:span text:style-name="T77"><text:tab/>Añade y busca citas HORA_INICIAL, HORA_FINAL y NOMBRE_PACIENTE.</text:span></text:span></text:p>
      <text:p text:style-name="Preformatted_20_Text"><text:span text:style-name="Emphasis"><text:span text:style-name="T77">OPCIONES</text:span></text:span></text:p>
      <text:p text:style-name="Preformatted_20_Text"><text:span text:style-name="Emphasis"><text:span text:style-name="T77"><text:tab/>-h --help<text:tab/>Muesta esta ayuda.</text:span></text:span></text:p>
      <text:p text:style-name="Preformatted_20_Text"><text:span text:style-name="Emphasis"><text:span text:style-name="T77">CODIGOS DE RETORNO</text:span></text:span></text:p>
      <text:p text:style-name="Preformatted_20_Text"><text:span text:style-name="Emphasis"><text:span text:style-name="T77"><text:tab/>0 Si no hay ningún error.</text:span></text:span></text:p>
      <text:p text:style-name="Preformatted_20_Text"><text:span text:style-name="Emphasis"><text:span text:style-name="T77">DESCRIPCION_AYUDA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menu</text:span></text:span></text:p>
      <text:p text:style-name="Preformatted_20_Text"><text:span text:style-name="Emphasis"><text:span text:style-name="T77">function menu() {</text:span></text:span></text:p>
      <text:p text:style-name="Preformatted_20_Text"><text:span text:style-name="Emphasis"><text:span text:style-name="T77">cat &lt;&lt; DESCRIPCION_MENU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+---------------------------------------------------------------------+</text:span></text:span></text:p>
      <text:p text:style-name="Preformatted_20_Text"><text:span text:style-name="Emphasis"><text:span text:style-name="T77">| MENU DE CITAS <text:s text:c="54"/>|</text:span></text:span></text:p>
      <text:p text:style-name="Preformatted_20_Text"><text:span text:style-name="Emphasis"><text:span text:style-name="T77">+---------------------------------------------------------------------+</text:span></text:span></text:p>
      <text:p text:style-name="Preformatted_20_Text"><text:span text:style-name="Emphasis"><text:span text:style-name="T77">| a. Añadir una cita con HORA_INICIAL, HORA_FINAL, y NOMBRE_PACIENTE. |</text:span></text:span></text:p>
      <text:p text:style-name="Preformatted_20_Text"><text:span text:style-name="Emphasis"><text:span text:style-name="T77">| s. Buscar los pacientes que contengan PATRÓN. <text:s text:c="22"/>|</text:span></text:span></text:p>
      <text:p text:style-name="Preformatted_20_Text"><text:span text:style-name="Emphasis"><text:span text:style-name="T77">| i. Buscar las citas que empiecen a HORA_INICIAL. <text:s text:c="19"/>|</text:span></text:span></text:p>
      <text:p text:style-name="Preformatted_20_Text"><text:span text:style-name="Emphasis"><text:span text:style-name="T77">| e. Buscar las citas que terminen a HORA_FINAL. <text:s text:c="21"/>|</text:span></text:span></text:p>
      <text:p text:style-name="Preformatted_20_Text"><text:span text:style-name="Emphasis"><text:span text:style-name="T77">| n. Listar todas las citas ordenadas por NOMBRE_PACIENTE. <text:s text:c="11"/>|</text:span></text:span></text:p>
      <text:p text:style-name="Preformatted_20_Text"><text:span text:style-name="Emphasis"><text:span text:style-name="T77">| o. Listar todas las citas ordenadas por HORA_INICIAL. <text:s text:c="14"/>|</text:span></text:span></text:p>
      <text:p text:style-name="Preformatted_20_Text"><text:span text:style-name="Emphasis"><text:span text:style-name="T77">| s. Salir del programa. <text:s text:c="45"/>|</text:span></text:span></text:p>
      <text:p text:style-name="Preformatted_20_Text"><text:span text:style-name="Emphasis"><text:span text:style-name="T77">+---------------------------------------------------------------------+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DESCRIPCION_MENU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error</text:span></text:span></text:p>
      <text:p text:style-name="Preformatted_20_Text"><text:span text:style-name="Emphasis"><text:span text:style-name="T77">#<text:tab/>$1 línea de error</text:span></text:span></text:p>
      <text:p text:style-name="Preformatted_20_Text"><text:span text:style-name="Emphasis"><text:span text:style-name="T77">#<text:tab/>$2 mensaje de error</text:span></text:span></text:p>
      <text:p text:style-name="Preformatted_20_Text"><text:span text:style-name="Emphasis"><text:span text:style-name="T77">function error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$0: línea $1: $2"</text:span></text:span></text:p>
      <text:p text:style-name="Preformatted_20_Text"><text:span text:style-name="Emphasis"><text:span text:style-name="T77">}</text:span></text:span></text:p>
      <text:p text:style-name="P53"><text:span text:style-name="Emphasis"><text:span text:style-name="T77"># función para añadir una cita</text:span></text:span></text:p>
      <text:p text:style-name="Preformatted_20_Text"><text:span text:style-name="Emphasis"><text:span text:style-name="T77">function add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AÑADIR UNA CITA NUEVA"</text:span></text:span></text:p>
      <text:p text:style-name="Preformatted_20_Text"><text:span text:style-name="Emphasis"><text:span text:style-name="T77"><text:tab/>read -p "Introduce la hora inicial (de 00 a 23): " HORA_INICIAL</text:span></text:span></text:p>
      <text:p text:style-name="Preformatted_20_Text"><text:span text:style-name="Emphasis"><text:span text:style-name="T77"><text:tab/>read -p "Introduce la hora final (de 00 a 23): " HORA_FINAL</text:span></text:span></text:p>
      <text:p text:style-name="Preformatted_20_Text"><text:span text:style-name="Emphasis"><text:span text:style-name="T77"><text:tab/>read -p "Introduce el nombre del paciente: " NOMBRE_PACIENTE</text:span></text:span></text:p>
      <text:p text:style-name="Preformatted_20_Text"><text:span text:style-name="Emphasis"><text:span text:style-name="T77"><text:tab/>$CITAS_SCRIPT --add $HORA_INICIAL $HORA_FINAL $NOMBRE_PACIENTE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búsqueda</text:span></text:span></text:p>
      <text:p text:style-name="Preformatted_20_Text"><text:span text:style-name="Emphasis"><text:span text:style-name="T77">function search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BUSCAR POR HORA INICIAL, HORA FINAL o NOMBRE DEL PACIENTE"</text:span></text:span></text:p>
      <text:p text:style-name="Preformatted_20_Text"><text:span text:style-name="Emphasis"><text:span text:style-name="T77"><text:tab/>read -p "Introduce un patrón de búsqueda: " PATRON</text:span></text:span></text:p>
      <text:p text:style-name="Preformatted_20_Text"><text:span text:style-name="Emphasis"><text:span text:style-name="T77"><text:tab/>$CITAS_SCRIPT --search $PATRON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búsqueda por hora inicial</text:span></text:span></text:p>
      <text:p text:style-name="Preformatted_20_Text"><text:span text:style-name="Emphasis"><text:span text:style-name="T77">function init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BUSCAR POR HORA INICIAL"</text:span></text:span></text:p>
      <text:p text:style-name="Preformatted_20_Text"><text:span text:style-name="Emphasis"><text:span text:style-name="T77"><text:tab/>read -p "Introduce la hora inicial (de 00 a 23): " HORA_INICIAL</text:span></text:span></text:p>
      <text:p text:style-name="Preformatted_20_Text"><text:span text:style-name="Emphasis"><text:span text:style-name="T77"><text:tab/>$CITAS_SCRIPT --init $HORA_INICIAL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búsqueda por hora final</text:span></text:span></text:p>
      <text:p text:style-name="Preformatted_20_Text"><text:span text:style-name="Emphasis"><text:span text:style-name="T77">function end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BUSCAR POR HORA FINAL"</text:span></text:span></text:p>
      <text:p text:style-name="Preformatted_20_Text"><text:span text:style-name="Emphasis"><text:span text:style-name="T77"><text:tab/>read -p "Introduce la hora final (de 00 a 23): " HORA_FINAL</text:span></text:span></text:p>
      <text:p text:style-name="Preformatted_20_Text"><text:span text:style-name="Emphasis"><text:span text:style-name="T77"><text:tab/>$CITAS_SCRIPT --end $HORA_FINAL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listado ordenados por nombres</text:span></text:span></text:p>
      <text:p text:style-name="Preformatted_20_Text"><text:span text:style-name="Emphasis"><text:span text:style-name="T77">function name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LISTADO ORDENADO POR NOMBRE DEL PACIENTE"</text:span></text:span></text:p>
      <text:p text:style-name="Preformatted_20_Text"><text:span text:style-name="Emphasis"><text:span text:style-name="T77"><text:tab/>$CITAS_SCRIPT --name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de listado ordenados por hora de inicial</text:span></text:span></text:p>
      <text:p text:style-name="Preformatted_20_Text"><text:span text:style-name="Emphasis"><text:span text:style-name="T77">function hour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cho "LISTADO ORDENADO POR HORA INICIAL"</text:span></text:span></text:p>
      <text:p text:style-name="Preformatted_20_Text"><text:span text:style-name="Emphasis"><text:span text:style-name="T77"><text:tab/>$CITAS_SCRIPT --hour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función para salir del programa</text:span></text:span></text:p>
      <text:p text:style-name="Preformatted_20_Text"><text:span text:style-name="Emphasis"><text:span text:style-name="T77">function salir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xit 0</text:span></text:span></text:p>
      <text:p text:style-name="Preformatted_20_Text"><text:span text:style-name="Emphasis"><text:span text:style-name="T77">}</text:span></text:span></text:p>
      <text:p text:style-name="P53"><text:span text:style-name="Emphasis"><text:span text:style-name="T77"># función elegir_menu</text:span></text:span></text:p>
      <text:p text:style-name="Preformatted_20_Text"><text:span text:style-name="Emphasis"><text:span text:style-name="T77">function elegir_menu() {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menu</text:span></text:span></text:p>
      <text:p text:style-name="Preformatted_20_Text"><text:span text:style-name="Emphasis"><text:span text:style-name="T77"><text:tab/>read -p "Elige una opción: " OPCION</text:span></text:span></text:p>
      <text:p text:style-name="Preformatted_20_Text"><text:span text:style-name="Emphasis"><text:span text:style-name="T77"><text:tab/>clear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case $OPCION in</text:span></text:span></text:p>
      <text:p text:style-name="Preformatted_20_Text"><text:span text:style-name="Emphasis"><text:span text:style-name="T77"><text:tab/><text:tab/>a) add ;;</text:span></text:span></text:p>
      <text:p text:style-name="Preformatted_20_Text"><text:span text:style-name="Emphasis"><text:span text:style-name="T77"><text:tab/><text:tab/>s) search ;;</text:span></text:span></text:p>
      <text:p text:style-name="Preformatted_20_Text"><text:span text:style-name="Emphasis"><text:span text:style-name="T77"><text:tab/><text:tab/>i) init ;;</text:span></text:span></text:p>
      <text:p text:style-name="Preformatted_20_Text"><text:span text:style-name="Emphasis"><text:span text:style-name="T77"><text:tab/><text:tab/>e) end ;;</text:span></text:span></text:p>
      <text:p text:style-name="Preformatted_20_Text"><text:span text:style-name="Emphasis"><text:span text:style-name="T77"><text:tab/><text:tab/>n) name ;;</text:span></text:span></text:p>
      <text:p text:style-name="Preformatted_20_Text"><text:span text:style-name="Emphasis"><text:span text:style-name="T77"><text:tab/><text:tab/>o) hour ;;</text:span></text:span></text:p>
      <text:p text:style-name="Preformatted_20_Text"><text:span text:style-name="Emphasis"><text:span text:style-name="T77"><text:tab/><text:tab/>s) salir ;;</text:span></text:span></text:p>
      <text:p text:style-name="Preformatted_20_Text"><text:span text:style-name="Emphasis"><text:span text:style-name="T77"><text:tab/><text:tab/>*) error $LINENO "Opción $1 inválida." ;;</text:span></text:span></text:p>
      <text:p text:style-name="Preformatted_20_Text"><text:span text:style-name="Emphasis"><text:span text:style-name="T77"><text:tab/>esac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<text:tab/>elegir_menu</text:span></text:span></text:p>
      <text:p text:style-name="Preformatted_20_Text"><text:span text:style-name="Emphasis"><text:span text:style-name="T77">}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# si primer parámetro == '-h' o == '--help'</text:span></text:span></text:p>
      <text:p text:style-name="Preformatted_20_Text"><text:span text:style-name="Emphasis"><text:span text:style-name="T77">if [ "$1" == "-h" -o "$1" == "--help" ]; then</text:span></text:span></text:p>
      <text:p text:style-name="Preformatted_20_Text"><text:span text:style-name="Emphasis"><text:span text:style-name="T77"><text:tab/>ayuda</text:span></text:span></text:p>
      <text:p text:style-name="Preformatted_20_Text"><text:span text:style-name="Emphasis"><text:span text:style-name="T77"><text:tab/>exit 0</text:span></text:span></text:p>
      <text:p text:style-name="Preformatted_20_Text"><text:span text:style-name="Emphasis"><text:span text:style-name="T77">fi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clear</text:span></text:span></text:p>
      <text:p text:style-name="Preformatted_20_Text"><text:span text:style-name="Emphasis"><text:span text:style-name="T77"/></text:span></text:p>
      <text:p text:style-name="Preformatted_20_Text"><text:span text:style-name="Emphasis"><text:span text:style-name="T77">elegir_menu</text:span></text:span></text:p>
      <text:p text:style-name="P7"/>
      <text:list xml:id="list231429172228661" text:continue-numbering="true" text:style-name="L1">
        <text:list-item>
          <text:p text:style-name="P19"><text:span text:style-name="Emphasis"><text:span text:style-name="T41">Realizar un script llamado '</text:span></text:span><text:span text:style-name="Emphasis"><text:span text:style-name="T45">citas-flags.sh</text:span></text:span><text:span text:style-name="Emphasis"><text:span text:style-name="T41">' para poder usar el script '</text:span></text:span><text:span text:style-name="Emphasis"><text:span text:style-name="T45">citas</text:span></text:span><text:span text:style-name="Emphasis"><text:span text:style-name="T41">' mediante CLI.</text:span></text:span></text:p>
        </text:list-item>
      </text:list>
      <text:p text:style-name="Preformatted_20_Text"><text:span text:style-name="Emphasis"><text:span text:style-name="T50">#! /bin/bash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script interfaz del script 'citas'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variables globales</text:span></text:span></text:p>
      <text:p text:style-name="Preformatted_20_Text"><text:span text:style-name="Emphasis"><text:span text:style-name="T50">CITAS_SCRIPT=./citas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ayuda</text:span></text:span></text:p>
      <text:p text:style-name="Preformatted_20_Text"><text:span text:style-name="Emphasis"><text:span text:style-name="T50">function ayuda() {</text:span></text:span></text:p>
      <text:p text:style-name="Preformatted_20_Text"><text:span text:style-name="Emphasis"><text:span text:style-name="T50">cat &lt;&lt; DESCRIPCION_AYUDA</text:span></text:span></text:p>
      <text:p text:style-name="Preformatted_20_Text"><text:span text:style-name="Emphasis"><text:span text:style-name="T50">SYNOPIS</text:span></text:span></text:p>
      <text:p text:style-name="Preformatted_20_Text"><text:span text:style-name="Emphasis"><text:span text:style-name="T50"><text:tab/>$0 [OPCIONES] [HORA_INICIAL] [HORA_FINAL] [NOMBRE_PACIENTE]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DESCRIPCIÓN</text:span></text:span></text:p>
      <text:p text:style-name="Preformatted_20_Text"><text:span text:style-name="Emphasis"><text:span text:style-name="T50"><text:tab/>Añade y busca citas de una consulta.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OPCIONES</text:span></text:span></text:p>
      <text:p text:style-name="Preformatted_20_Text"><text:span text:style-name="Emphasis"><text:span text:style-name="T50"><text:tab/>-h --help <text:s text:c="2"/>Para mostrar un texto de ayuda.</text:span></text:span></text:p>
      <text:p text:style-name="Preformatted_20_Text"><text:span text:style-name="Emphasis"><text:span text:style-name="T50"><text:tab/>-a --add <text:s text:c="3"/>Para añadir una cita con HORA_INICIAL, HORA_FINAL, y NOMBRE_PACIENTE.</text:span></text:span></text:p>
      <text:p text:style-name="Preformatted_20_Text"><text:span text:style-name="Emphasis"><text:span text:style-name="T50"><text:tab/>-s --search Para buscar los pacientes que contengan PATRÓN.</text:span></text:span></text:p>
      <text:p text:style-name="Preformatted_20_Text"><text:span text:style-name="Emphasis"><text:span text:style-name="T50"><text:tab/>-i --init <text:s text:c="2"/>Para buscar las citas que empiecen a HORA_INICIAL.</text:span></text:span></text:p>
      <text:p text:style-name="Preformatted_20_Text"><text:span text:style-name="Emphasis"><text:span text:style-name="T50"><text:tab/>-e --end <text:s text:c="3"/>Para buscar las citas que terminen a HORA_FINAL.</text:span></text:span></text:p>
      <text:p text:style-name="Preformatted_20_Text"><text:span text:style-name="Emphasis"><text:span text:style-name="T50"><text:tab/>-n --name <text:s text:c="2"/>Para listar todas las citas ordenadas por NOMBRE_PACIENTE.</text:span></text:span></text:p>
      <text:p text:style-name="Preformatted_20_Text"><text:span text:style-name="Emphasis"><text:span text:style-name="T50"><text:tab/>-o --hour <text:s text:c="2"/>Para listar todas las citas ordenadas por HORA_INICIAL.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/></text:span></text:p>
      <text:p text:style-name="Preformatted_20_Text"><text:soft-page-break/><text:span text:style-name="Emphasis"><text:span text:style-name="T50">CÓDIGOS DE RETORNO</text:span></text:span></text:p>
      <text:p text:style-name="Preformatted_20_Text"><text:span text:style-name="Emphasis"><text:span text:style-name="T50"><text:tab/>0 Si no hay ningún error.</text:span></text:span></text:p>
      <text:p text:style-name="Preformatted_20_Text"><text:span text:style-name="Emphasis"><text:span text:style-name="T50"><text:tab/>1 Si el número de parámetros es incorrecto.</text:span></text:span></text:p>
      <text:p text:style-name="Preformatted_20_Text"><text:span text:style-name="Emphasis"><text:span text:style-name="T50"><text:tab/>2 Si el formato de los parámetros es incorrecto.</text:span></text:span></text:p>
      <text:p text:style-name="Preformatted_20_Text"><text:span text:style-name="Emphasis"><text:span text:style-name="T50"><text:tab/>3 Si al añadir una cita se solapa con otra ya introducida.</text:span></text:span></text:p>
      <text:p text:style-name="Preformatted_20_Text"><text:span text:style-name="Emphasis"><text:span text:style-name="T50"><text:tab/>4 Si al añadir una cita ya existe NOMBRE_PACIENTE.</text:span></text:span></text:p>
      <text:p text:style-name="Preformatted_20_Text"><text:span text:style-name="Emphasis"><text:span text:style-name="T50"><text:tab/>5 Si se introduce una opción inválida.</text:span></text:span></text:p>
      <text:p text:style-name="Preformatted_20_Text"><text:span text:style-name="Emphasis"><text:span text:style-name="T50"><text:tab/>6 Si ocurre otro error no mencionado.</text:span></text:span></text:p>
      <text:p text:style-name="Preformatted_20_Text"><text:span text:style-name="Emphasis"><text:span text:style-name="T50">DESCRIPCION_AYUDA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error</text:span></text:span></text:p>
      <text:p text:style-name="Preformatted_20_Text"><text:span text:style-name="Emphasis"><text:span text:style-name="T50">#<text:tab/>$1 línea de error</text:span></text:span></text:p>
      <text:p text:style-name="Preformatted_20_Text"><text:span text:style-name="Emphasis"><text:span text:style-name="T50">#<text:tab/>$2 mensaje de error</text:span></text:span></text:p>
      <text:p text:style-name="Preformatted_20_Text"><text:span text:style-name="Emphasis"><text:span text:style-name="T50">function error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$0: línea $1: $2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para añadir una cita</text:span></text:span></text:p>
      <text:p text:style-name="Preformatted_20_Text"><text:span text:style-name="Emphasis"><text:span text:style-name="T50">function add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AÑADIR UNA CITA NUEVA"</text:span></text:span></text:p>
      <text:p text:style-name="Preformatted_20_Text"><text:span text:style-name="Emphasis"><text:span text:style-name="T50"><text:tab/>$CITAS_SCRIPT --add $@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búsqueda</text:span></text:span></text:p>
      <text:p text:style-name="Preformatted_20_Text"><text:span text:style-name="Emphasis"><text:span text:style-name="T50">function search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BUSCAR POR PATRÓN ($@)"</text:span></text:span></text:p>
      <text:p text:style-name="Preformatted_20_Text"><text:span text:style-name="Emphasis"><text:span text:style-name="T50"><text:tab/>$CITAS_SCRIPT --search $@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búsqueda por hora inicial</text:span></text:span></text:p>
      <text:p text:style-name="Preformatted_20_Text"><text:span text:style-name="Emphasis"><text:span text:style-name="T50">function init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BUSCAR POR HORA INICIAL"</text:span></text:span></text:p>
      <text:p text:style-name="Preformatted_20_Text"><text:span text:style-name="Emphasis"><text:span text:style-name="T50"><text:tab/>$CITAS_SCRIPT --init $@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búsqueda por hora final</text:span></text:span></text:p>
      <text:p text:style-name="Preformatted_20_Text"><text:span text:style-name="Emphasis"><text:span text:style-name="T50">function end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BUSCAR POR HORA FINAL"</text:span></text:span></text:p>
      <text:p text:style-name="Preformatted_20_Text"><text:span text:style-name="Emphasis"><text:span text:style-name="T50"><text:tab/>$CITAS_SCRIPT --end $@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de listado ordenados por nombres</text:span></text:span></text:p>
      <text:p text:style-name="Preformatted_20_Text"><text:span text:style-name="Emphasis"><text:span text:style-name="T50">function name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LISTADO ORDENADO POR NOMBRE DEL PACIENTE"</text:span></text:span></text:p>
      <text:p text:style-name="Preformatted_20_Text"><text:span text:style-name="Emphasis"><text:span text:style-name="T50"><text:tab/>$CITAS_SCRIPT --name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/></text:span></text:p>
      <text:p text:style-name="Preformatted_20_Text"><text:soft-page-break/><text:span text:style-name="Emphasis"><text:span text:style-name="T50"># función de listado ordenados por hora de inicial</text:span></text:span></text:p>
      <text:p text:style-name="Preformatted_20_Text"><text:span text:style-name="Emphasis"><text:span text:style-name="T50">function hour() {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<text:tab/>echo "LISTADO ORDENADO POR HORA INICIAL"</text:span></text:span></text:p>
      <text:p text:style-name="Preformatted_20_Text"><text:span text:style-name="Emphasis"><text:span text:style-name="T50"><text:tab/>$CITAS_SCRIPT --hour</text:span></text:span></text:p>
      <text:p text:style-name="Preformatted_20_Text"><text:span text:style-name="Emphasis"><text:span text:style-name="T50"><text:tab/>echo "----------------------------------------"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# función opción invalida</text:span></text:span></text:p>
      <text:p text:style-name="Preformatted_20_Text"><text:span text:style-name="Emphasis"><text:span text:style-name="T50">function opcion_invalida() {</text:span></text:span></text:p>
      <text:p text:style-name="Preformatted_20_Text"><text:span text:style-name="Emphasis"><text:span text:style-name="T50"><text:s text:c="4"/>echo "Opción '$1' inválida."</text:span></text:span></text:p>
      <text:p text:style-name="Preformatted_20_Text"><text:span text:style-name="Emphasis"><text:span text:style-name="T50"><text:s text:c="4"/>exit 5</text:span></text:span></text:p>
      <text:p text:style-name="Preformatted_20_Text"><text:span text:style-name="Emphasis"><text:span text:style-name="T50">}</text:span></text:span></text:p>
      <text:p text:style-name="Preformatted_20_Text"><text:span text:style-name="Emphasis"><text:span text:style-name="T50"/></text:span></text:p>
      <text:p text:style-name="Preformatted_20_Text"><text:span text:style-name="Emphasis"><text:span text:style-name="T50">while getopts "ha:s:lt" option ; do </text:span></text:span></text:p>
      <text:p text:style-name="Preformatted_20_Text"><text:span text:style-name="Emphasis"><text:span text:style-name="T50"><text:s text:c="4"/>case "$option" in </text:span></text:span></text:p>
      <text:p text:style-name="Preformatted_20_Text"><text:span text:style-name="Emphasis"><text:span text:style-name="T50"><text:s text:c="8"/>h) ayuda ;;</text:span></text:span></text:p>
      <text:p text:style-name="Preformatted_20_Text"><text:span text:style-name="Emphasis"><text:span text:style-name="T50"><text:s text:c="8"/>a) add $OPTARG ;;</text:span></text:span></text:p>
      <text:p text:style-name="Preformatted_20_Text"><text:span text:style-name="Emphasis"><text:span text:style-name="T50"><text:s text:c="8"/>s) search $OPTARG ;;</text:span></text:span></text:p>
      <text:p text:style-name="Preformatted_20_Text"><text:span text:style-name="Emphasis"><text:span text:style-name="T50"><text:s text:c="8"/>i) init $OPTARG ;;</text:span></text:span></text:p>
      <text:p text:style-name="Preformatted_20_Text"><text:span text:style-name="Emphasis"><text:span text:style-name="T50"><text:s text:c="8"/>e) end $OPTARG ;;</text:span></text:span></text:p>
      <text:p text:style-name="Preformatted_20_Text"><text:span text:style-name="Emphasis"><text:span text:style-name="T50"><text:s text:c="8"/>n) name ;;</text:span></text:span></text:p>
      <text:p text:style-name="Preformatted_20_Text"><text:span text:style-name="Emphasis"><text:span text:style-name="T50"><text:s text:c="8"/>o) hour ;;</text:span></text:span></text:p>
      <text:p text:style-name="Preformatted_20_Text"><text:span text:style-name="Emphasis"><text:span text:style-name="T50"><text:s text:c="8"/>*) opcion_invalida $option ;;</text:span></text:span></text:p>
      <text:p text:style-name="Preformatted_20_Text"><text:span text:style-name="Emphasis"><text:span text:style-name="T50"><text:s text:c="4"/>esac</text:span></text:span></text:p>
      <text:p text:style-name="Preformatted_20_Text"><text:span text:style-name="Emphasis"><text:span text:style-name="T50">d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10 Pitch" svg:font-family="'Courier 10 Pitch'" style:font-adornments="Normal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adm</meta:initial-creator>
    <meta:creation-date>2008-10-12T22:31:08</meta:creation-date>
    <dc:date>2016-02-01T23:14:27.871780333</dc:date>
    <meta:editing-cycles>87</meta:editing-cycles>
    <meta:editing-duration>P2DT58M9S</meta:editing-duration>
    <meta:document-statistic meta:table-count="0" meta:image-count="0" meta:object-count="0" meta:page-count="45" meta:paragraph-count="1693" meta:word-count="8471" meta:character-count="53853" meta:non-whitespace-character-count="44468"/>
    <meta:user-defined meta:name="Información 1"/>
    <meta:user-defined meta:name="Información 2"/>
    <meta:user-defined meta:name="Información 3"/>
    <meta:user-defined meta:name="Información 4"/>
  </office:meta>
</office:document-meta>
</file>